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24.53cm" svg:height="16cm" svg:x="0cm" svg:y="0cm">
            <draw:object draw:notify-on-update-of-ranges="Sheet2.P1:Sheet2.P1 Sheet2.P2:Sheet2.P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5"/>
          <table:table-cell office:value-type="string" calcext:value-type="string">
            <text:p>f(t)</text:p>
          </table:table-cell>
        </table:table-row>
        <table:table-row table:style-name="ro1">
          <table:table-cell table:number-columns-repeated="15"/>
          <table:table-cell office:value-type="float" office:value="0.998334166468282" calcext:value-type="float">
            <text:p>0.998334166468282</text:p>
          </table:table-cell>
        </table:table-row>
        <table:table-row table:style-name="ro1">
          <table:table-cell table:number-columns-repeated="15"/>
          <table:table-cell office:value-type="float" office:value="1.98669330795061" calcext:value-type="float">
            <text:p>1.98669330795061</text:p>
          </table:table-cell>
        </table:table-row>
        <table:table-row table:style-name="ro1">
          <table:table-cell table:number-columns-repeated="15"/>
          <table:table-cell office:value-type="float" office:value="2.9552020666134" calcext:value-type="float">
            <text:p>2.9552020666134</text:p>
          </table:table-cell>
        </table:table-row>
        <table:table-row table:style-name="ro1">
          <table:table-cell table:number-columns-repeated="15"/>
          <table:table-cell office:value-type="float" office:value="3.89418342308651" calcext:value-type="float">
            <text:p>3.89418342308651</text:p>
          </table:table-cell>
        </table:table-row>
        <table:table-row table:style-name="ro1">
          <table:table-cell table:number-columns-repeated="15"/>
          <table:table-cell office:value-type="float" office:value="4.79425538604203" calcext:value-type="float">
            <text:p>4.79425538604203</text:p>
          </table:table-cell>
        </table:table-row>
        <table:table-row table:style-name="ro1">
          <table:table-cell table:number-columns-repeated="15"/>
          <table:table-cell office:value-type="float" office:value="5.64642473395035" calcext:value-type="float">
            <text:p>5.64642473395035</text:p>
          </table:table-cell>
        </table:table-row>
        <table:table-row table:style-name="ro1">
          <table:table-cell table:number-columns-repeated="15"/>
          <table:table-cell office:value-type="float" office:value="6.44217687237691" calcext:value-type="float">
            <text:p>6.44217687237691</text:p>
          </table:table-cell>
        </table:table-row>
        <table:table-row table:style-name="ro1">
          <table:table-cell table:number-columns-repeated="15"/>
          <table:table-cell office:value-type="float" office:value="7.17356090899523" calcext:value-type="float">
            <text:p>7.17356090899523</text:p>
          </table:table-cell>
        </table:table-row>
        <table:table-row table:style-name="ro1">
          <table:table-cell table:number-columns-repeated="15"/>
          <table:table-cell office:value-type="float" office:value="7.83326909627483" calcext:value-type="float">
            <text:p>7.83326909627483</text:p>
          </table:table-cell>
        </table:table-row>
        <table:table-row table:style-name="ro1">
          <table:table-cell table:number-columns-repeated="15"/>
          <table:table-cell office:value-type="float" office:value="8.41470984807897" calcext:value-type="float">
            <text:p>8.41470984807897</text:p>
          </table:table-cell>
        </table:table-row>
        <table:table-row table:style-name="ro1">
          <table:table-cell table:number-columns-repeated="15"/>
          <table:table-cell office:value-type="float" office:value="8.91207360061435" calcext:value-type="float">
            <text:p>8.91207360061435</text:p>
          </table:table-cell>
        </table:table-row>
        <table:table-row table:style-name="ro1">
          <table:table-cell table:number-columns-repeated="15"/>
          <table:table-cell office:value-type="float" office:value="9.32039085967226" calcext:value-type="float">
            <text:p>9.32039085967226</text:p>
          </table:table-cell>
        </table:table-row>
        <table:table-row table:style-name="ro1">
          <table:table-cell table:number-columns-repeated="15"/>
          <table:table-cell office:value-type="float" office:value="9.63558185417193" calcext:value-type="float">
            <text:p>9.63558185417193</text:p>
          </table:table-cell>
        </table:table-row>
        <table:table-row table:style-name="ro1">
          <table:table-cell table:number-columns-repeated="15"/>
          <table:table-cell office:value-type="float" office:value="9.8544972998846" calcext:value-type="float">
            <text:p>9.8544972998846</text:p>
          </table:table-cell>
        </table:table-row>
        <table:table-row table:style-name="ro1">
          <table:table-cell table:number-columns-repeated="15"/>
          <table:table-cell office:value-type="float" office:value="9.97494986604055" calcext:value-type="float">
            <text:p>9.97494986604055</text:p>
          </table:table-cell>
        </table:table-row>
        <table:table-row table:style-name="ro1">
          <table:table-cell table:number-columns-repeated="15"/>
          <table:table-cell office:value-type="float" office:value="9.99573603041505" calcext:value-type="float">
            <text:p>9.99573603041505</text:p>
          </table:table-cell>
        </table:table-row>
        <table:table-row table:style-name="ro1">
          <table:table-cell table:number-columns-repeated="15"/>
          <table:table-cell office:value-type="float" office:value="9.91664810452469" calcext:value-type="float">
            <text:p>9.91664810452469</text:p>
          </table:table-cell>
        </table:table-row>
        <table:table-row table:style-name="ro1">
          <table:table-cell table:number-columns-repeated="15"/>
          <table:table-cell office:value-type="float" office:value="9.73847630878195" calcext:value-type="float">
            <text:p>9.73847630878195</text:p>
          </table:table-cell>
        </table:table-row>
        <table:table-row table:style-name="ro1">
          <table:table-cell table:number-columns-repeated="15"/>
          <table:table-cell office:value-type="float" office:value="9.46300087687414" calcext:value-type="float">
            <text:p>9.46300087687414</text:p>
          </table:table-cell>
        </table:table-row>
        <table:table-row table:style-name="ro1">
          <table:table-cell table:number-columns-repeated="15"/>
          <table:table-cell office:value-type="float" office:value="9.09297426825682" calcext:value-type="float">
            <text:p>9.09297426825682</text:p>
          </table:table-cell>
        </table:table-row>
        <table:table-row table:style-name="ro1">
          <table:table-cell table:number-columns-repeated="15"/>
          <table:table-cell office:value-type="float" office:value="8.63209366648874" calcext:value-type="float">
            <text:p>8.63209366648874</text:p>
          </table:table-cell>
        </table:table-row>
        <table:table-row table:style-name="ro1">
          <table:table-cell table:number-columns-repeated="15"/>
          <table:table-cell office:value-type="float" office:value="8.0849640381959" calcext:value-type="float">
            <text:p>8.0849640381959</text:p>
          </table:table-cell>
        </table:table-row>
        <table:table-row table:style-name="ro1">
          <table:table-cell table:number-columns-repeated="15"/>
          <table:table-cell office:value-type="float" office:value="7.4570521217672" calcext:value-type="float">
            <text:p>7.4570521217672</text:p>
          </table:table-cell>
        </table:table-row>
        <table:table-row table:style-name="ro1">
          <table:table-cell table:number-columns-repeated="15"/>
          <table:table-cell office:value-type="float" office:value="6.75463180551151" calcext:value-type="float">
            <text:p>6.75463180551151</text:p>
          </table:table-cell>
        </table:table-row>
        <table:table-row table:style-name="ro1">
          <table:table-cell table:number-columns-repeated="15"/>
          <table:table-cell office:value-type="float" office:value="5.98472144103956" calcext:value-type="float">
            <text:p>5.98472144103956</text:p>
          </table:table-cell>
        </table:table-row>
        <table:table-row table:style-name="ro1">
          <table:table-cell table:number-columns-repeated="15"/>
          <table:table-cell office:value-type="float" office:value="5.15501371821464" calcext:value-type="float">
            <text:p>5.15501371821464</text:p>
          </table:table-cell>
        </table:table-row>
        <table:table-row table:style-name="ro1">
          <table:table-cell table:number-columns-repeated="15"/>
          <table:table-cell office:value-type="float" office:value="4.2737988023383" calcext:value-type="float">
            <text:p>4.2737988023383</text:p>
          </table:table-cell>
        </table:table-row>
        <table:table-row table:style-name="ro1">
          <table:table-cell table:number-columns-repeated="15"/>
          <table:table-cell office:value-type="float" office:value="3.34988150155905" calcext:value-type="float">
            <text:p>3.34988150155905</text:p>
          </table:table-cell>
        </table:table-row>
        <table:table-row table:style-name="ro1">
          <table:table-cell table:number-columns-repeated="15"/>
          <table:table-cell office:value-type="float" office:value="2.39249329213982" calcext:value-type="float">
            <text:p>2.39249329213982</text:p>
          </table:table-cell>
        </table:table-row>
        <table:table-row table:style-name="ro1">
          <table:table-cell table:number-columns-repeated="15"/>
          <table:table-cell office:value-type="float" office:value="1.41120008059867" calcext:value-type="float">
            <text:p>1.41120008059867</text:p>
          </table:table-cell>
        </table:table-row>
        <table:table-row table:style-name="ro1">
          <table:table-cell table:number-columns-repeated="15"/>
          <table:table-cell office:value-type="float" office:value="0.415806624332905" calcext:value-type="float">
            <text:p>0.415806624332905</text:p>
          </table:table-cell>
        </table:table-row>
        <table:table-row table:style-name="ro1">
          <table:table-cell table:number-columns-repeated="15"/>
          <table:table-cell office:value-type="float" office:value="-0.583741434275801" calcext:value-type="float">
            <text:p>-0.583741434275801</text:p>
          </table:table-cell>
        </table:table-row>
        <table:table-row table:style-name="ro1">
          <table:table-cell table:number-columns-repeated="15"/>
          <table:table-cell office:value-type="float" office:value="-1.57745694143248" calcext:value-type="float">
            <text:p>-1.57745694143248</text:p>
          </table:table-cell>
        </table:table-row>
        <table:table-row table:style-name="ro1">
          <table:table-cell table:number-columns-repeated="15"/>
          <table:table-cell office:value-type="float" office:value="-2.55541102026831" calcext:value-type="float">
            <text:p>-2.55541102026831</text:p>
          </table:table-cell>
        </table:table-row>
        <table:table-row table:style-name="ro1">
          <table:table-cell table:number-columns-repeated="15"/>
          <table:table-cell office:value-type="float" office:value="-3.5078322768962" calcext:value-type="float">
            <text:p>-3.5078322768962</text:p>
          </table:table-cell>
        </table:table-row>
        <table:table-row table:style-name="ro1">
          <table:table-cell table:number-columns-repeated="15"/>
          <table:table-cell office:value-type="float" office:value="-4.42520443294853" calcext:value-type="float">
            <text:p>-4.42520443294853</text:p>
          </table:table-cell>
        </table:table-row>
        <table:table-row table:style-name="ro1">
          <table:table-cell table:number-columns-repeated="15"/>
          <table:table-cell office:value-type="float" office:value="-5.29836140908493" calcext:value-type="float">
            <text:p>-5.29836140908493</text:p>
          </table:table-cell>
        </table:table-row>
        <table:table-row table:style-name="ro1">
          <table:table-cell table:number-columns-repeated="15"/>
          <table:table-cell office:value-type="float" office:value="-6.11857890942719" calcext:value-type="float">
            <text:p>-6.11857890942719</text:p>
          </table:table-cell>
        </table:table-row>
        <table:table-row table:style-name="ro1">
          <table:table-cell table:number-columns-repeated="15"/>
          <table:table-cell office:value-type="float" office:value="-6.87766159183974" calcext:value-type="float">
            <text:p>-6.87766159183974</text:p>
          </table:table-cell>
        </table:table-row>
        <table:table-row table:style-name="ro1">
          <table:table-cell table:number-columns-repeated="15"/>
          <table:table-cell office:value-type="float" office:value="-7.56802495307928" calcext:value-type="float">
            <text:p>-7.56802495307928</text:p>
          </table:table-cell>
        </table:table-row>
      </table:table>
      <table:table table:name="Sheet1" table:style-name="ta1">
        <table:shapes>
          <draw:frame draw:z-index="0" draw:style-name="gr1" draw:text-style-name="P1" svg:width="24.53cm" svg:height="16cm" svg:x="0cm" svg:y="0cm">
            <draw:object draw:notify-on-update-of-ranges="Sheet1.L2:Sheet1.L60 Sheet1.N1:Sheet1.N1 Sheet1.N2:Sheet1.N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number-columns-repeated="11"/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ckpropag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lientPropag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QuickPropag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aledConjugateGradi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nhattanPropagation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12423" calcext:value-type="float">
            <text:p>12423</text:p>
          </table:table-cell>
          <table:table-cell office:value-type="float" office:value="0.00000173677558341894" calcext:value-type="float">
            <text:p>1.73677558341894E-06</text:p>
          </table:table-cell>
          <table:table-cell office:value-type="float" office:value="1" calcext:value-type="float">
            <text:p>1</text:p>
          </table:table-cell>
          <table:table-cell office:value-type="float" office:value="18290" calcext:value-type="float">
            <text:p>18290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1" calcext:value-type="float">
            <text:p>1</text:p>
          </table:table-cell>
          <table:table-cell office:value-type="float" office:value="19329" calcext:value-type="float">
            <text:p>19329</text:p>
          </table:table-cell>
          <table:table-cell office:value-type="float" office:value="0.00000778522542847362" calcext:value-type="float">
            <text:p>7.78522542847362E-06</text:p>
          </table:table-cell>
          <table:table-cell office:value-type="float" office:value="1" calcext:value-type="float">
            <text:p>1</text:p>
          </table:table-cell>
          <table:table-cell office:value-type="float" office:value="9653" calcext:value-type="float">
            <text:p>9653</text:p>
          </table:table-cell>
          <table:table-cell office:value-type="float" office:value="0.00000005470829155701" calcext:value-type="float">
            <text:p>5.470829155701E-08</text:p>
          </table:table-cell>
          <table:table-cell office:value-type="float" office:value="1" calcext:value-type="float">
            <text:p>1</text:p>
          </table:table-cell>
          <table:table-cell office:value-type="float" office:value="20604" calcext:value-type="float">
            <text:p>2060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9959" calcext:value-type="float">
            <text:p>29959</text:p>
          </table:table-cell>
          <table:table-cell office:value-type="float" office:value="0.0000004478843207601" calcext:value-type="float">
            <text:p>4.478843207601E-07</text:p>
          </table:table-cell>
          <table:table-cell office:value-type="float" office:value="2" calcext:value-type="float">
            <text:p>2</text:p>
          </table:table-cell>
          <table:table-cell office:value-type="float" office:value="38328" calcext:value-type="float">
            <text:p>38328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" calcext:value-type="float">
            <text:p>2</text:p>
          </table:table-cell>
          <table:table-cell office:value-type="float" office:value="38541" calcext:value-type="float">
            <text:p>38541</text:p>
          </table:table-cell>
          <table:table-cell office:value-type="float" office:value="0.0000012654204978791" calcext:value-type="float">
            <text:p>1.2654204978791E-06</text:p>
          </table:table-cell>
          <table:table-cell office:value-type="float" office:value="2" calcext:value-type="float">
            <text:p>2</text:p>
          </table:table-cell>
          <table:table-cell office:value-type="float" office:value="21120" calcext:value-type="float">
            <text:p>21120</text:p>
          </table:table-cell>
          <table:table-cell office:value-type="float" office:value="0.00000005469170509238" calcext:value-type="float">
            <text:p>5.469170509238E-08</text:p>
          </table:table-cell>
          <table:table-cell office:value-type="float" office:value="2" calcext:value-type="float">
            <text:p>2</text:p>
          </table:table-cell>
          <table:table-cell office:value-type="float" office:value="41168" calcext:value-type="float">
            <text:p>41168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46354" calcext:value-type="float">
            <text:p>46354</text:p>
          </table:table-cell>
          <table:table-cell office:value-type="float" office:value="0.00000029418887889823" calcext:value-type="float">
            <text:p>2.9418887889823E-07</text:p>
          </table:table-cell>
          <table:table-cell office:value-type="float" office:value="3" calcext:value-type="float">
            <text:p>3</text:p>
          </table:table-cell>
          <table:table-cell office:value-type="float" office:value="58030" calcext:value-type="float">
            <text:p>58030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3" calcext:value-type="float">
            <text:p>3</text:p>
          </table:table-cell>
          <table:table-cell office:value-type="float" office:value="55350" calcext:value-type="float">
            <text:p>55350</text:p>
          </table:table-cell>
          <table:table-cell office:value-type="float" office:value="0.00000075293160047506" calcext:value-type="float">
            <text:p>7.5293160047506E-07</text:p>
          </table:table-cell>
          <table:table-cell office:value-type="float" office:value="3" calcext:value-type="float">
            <text:p>3</text:p>
          </table:table-cell>
          <table:table-cell office:value-type="float" office:value="31754" calcext:value-type="float">
            <text:p>31754</text:p>
          </table:table-cell>
          <table:table-cell office:value-type="float" office:value="0.00000005467843586709" calcext:value-type="float">
            <text:p>5.467843586709E-08</text:p>
          </table:table-cell>
          <table:table-cell office:value-type="float" office:value="3" calcext:value-type="float">
            <text:p>3</text:p>
          </table:table-cell>
          <table:table-cell office:value-type="float" office:value="61672" calcext:value-type="float">
            <text:p>61672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64793" calcext:value-type="float">
            <text:p>64793</text:p>
          </table:table-cell>
          <table:table-cell office:value-type="float" office:value="0.00000024549557085794" calcext:value-type="float">
            <text:p>2.4549557085794E-07</text:p>
          </table:table-cell>
          <table:table-cell office:value-type="float" office:value="4" calcext:value-type="float">
            <text:p>4</text:p>
          </table:table-cell>
          <table:table-cell office:value-type="float" office:value="77861" calcext:value-type="float">
            <text:p>7786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4" calcext:value-type="float">
            <text:p>4</text:p>
          </table:table-cell>
          <table:table-cell office:value-type="float" office:value="73052" calcext:value-type="float">
            <text:p>73052</text:p>
          </table:table-cell>
          <table:table-cell office:value-type="float" office:value="0.0000003330330608668" calcext:value-type="float">
            <text:p>3.330330608668E-07</text:p>
          </table:table-cell>
          <table:table-cell office:value-type="float" office:value="4" calcext:value-type="float">
            <text:p>4</text:p>
          </table:table-cell>
          <table:table-cell office:value-type="float" office:value="42983" calcext:value-type="float">
            <text:p>42983</text:p>
          </table:table-cell>
          <table:table-cell office:value-type="float" office:value="0.00000005466885323942" calcext:value-type="float">
            <text:p>5.466885323942E-08</text:p>
          </table:table-cell>
          <table:table-cell office:value-type="float" office:value="4" calcext:value-type="float">
            <text:p>4</text:p>
          </table:table-cell>
          <table:table-cell office:value-type="float" office:value="82616" calcext:value-type="float">
            <text:p>8261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83996" calcext:value-type="float">
            <text:p>83996</text:p>
          </table:table-cell>
          <table:table-cell office:value-type="float" office:value="0.00000022649417094244" calcext:value-type="float">
            <text:p>2.2649417094244E-07</text:p>
          </table:table-cell>
          <table:table-cell office:value-type="float" office:value="5" calcext:value-type="float">
            <text:p>5</text:p>
          </table:table-cell>
          <table:table-cell office:value-type="float" office:value="97794" calcext:value-type="float">
            <text:p>9779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" calcext:value-type="float">
            <text:p>5</text:p>
          </table:table-cell>
          <table:table-cell office:value-type="float" office:value="90917" calcext:value-type="float">
            <text:p>90917</text:p>
          </table:table-cell>
          <table:table-cell office:value-type="float" office:value="0.00000034518716085685" calcext:value-type="float">
            <text:p>3.4518716085685E-07</text:p>
          </table:table-cell>
          <table:table-cell office:value-type="float" office:value="5" calcext:value-type="float">
            <text:p>5</text:p>
          </table:table-cell>
          <table:table-cell office:value-type="float" office:value="54316" calcext:value-type="float">
            <text:p>54316</text:p>
          </table:table-cell>
          <table:table-cell office:value-type="float" office:value="0.00000001586217443813" calcext:value-type="float">
            <text:p>1.586217443813E-08</text:p>
          </table:table-cell>
          <table:table-cell office:value-type="float" office:value="5" calcext:value-type="float">
            <text:p>5</text:p>
          </table:table-cell>
          <table:table-cell office:value-type="float" office:value="103041" calcext:value-type="float">
            <text:p>10304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03400" calcext:value-type="float">
            <text:p>103400</text:p>
          </table:table-cell>
          <table:table-cell office:value-type="float" office:value="0.00000021590958573287" calcext:value-type="float">
            <text:p>2.1590958573287E-07</text:p>
          </table:table-cell>
          <table:table-cell office:value-type="float" office:value="6" calcext:value-type="float">
            <text:p>6</text:p>
          </table:table-cell>
          <table:table-cell office:value-type="float" office:value="117523" calcext:value-type="float">
            <text:p>117523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6" calcext:value-type="float">
            <text:p>6</text:p>
          </table:table-cell>
          <table:table-cell office:value-type="float" office:value="106456" calcext:value-type="float">
            <text:p>106456</text:p>
          </table:table-cell>
          <table:table-cell office:value-type="float" office:value="0.00000025692983373118" calcext:value-type="float">
            <text:p>2.5692983373118E-07</text:p>
          </table:table-cell>
          <table:table-cell office:value-type="float" office:value="6" calcext:value-type="float">
            <text:p>6</text:p>
          </table:table-cell>
          <table:table-cell office:value-type="float" office:value="65702" calcext:value-type="float">
            <text:p>65702</text:p>
          </table:table-cell>
          <table:table-cell office:value-type="float" office:value="0.00000001554498197114" calcext:value-type="float">
            <text:p>1.554498197114E-08</text:p>
          </table:table-cell>
          <table:table-cell office:value-type="float" office:value="6" calcext:value-type="float">
            <text:p>6</text:p>
          </table:table-cell>
          <table:table-cell office:value-type="float" office:value="123470" calcext:value-type="float">
            <text:p>12347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123195" calcext:value-type="float">
            <text:p>123195</text:p>
          </table:table-cell>
          <table:table-cell office:value-type="float" office:value="0.00000020791573274474" calcext:value-type="float">
            <text:p>2.0791573274474E-07</text:p>
          </table:table-cell>
          <table:table-cell office:value-type="float" office:value="7" calcext:value-type="float">
            <text:p>7</text:p>
          </table:table-cell>
          <table:table-cell office:value-type="float" office:value="137425" calcext:value-type="float">
            <text:p>13742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7" calcext:value-type="float">
            <text:p>7</text:p>
          </table:table-cell>
          <table:table-cell office:value-type="float" office:value="124790" calcext:value-type="float">
            <text:p>124790</text:p>
          </table:table-cell>
          <table:table-cell office:value-type="float" office:value="0.00000025960649575505" calcext:value-type="float">
            <text:p>2.5960649575505E-07</text:p>
          </table:table-cell>
          <table:table-cell office:value-type="float" office:value="7" calcext:value-type="float">
            <text:p>7</text:p>
          </table:table-cell>
          <table:table-cell office:value-type="float" office:value="77020" calcext:value-type="float">
            <text:p>77020</text:p>
          </table:table-cell>
          <table:table-cell office:value-type="float" office:value="0.00000001553217291741" calcext:value-type="float">
            <text:p>1.553217291741E-08</text:p>
          </table:table-cell>
          <table:table-cell office:value-type="float" office:value="7" calcext:value-type="float">
            <text:p>7</text:p>
          </table:table-cell>
          <table:table-cell office:value-type="float" office:value="144250" calcext:value-type="float">
            <text:p>14425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42837" calcext:value-type="float">
            <text:p>142837</text:p>
          </table:table-cell>
          <table:table-cell office:value-type="float" office:value="0.00000020122551314982" calcext:value-type="float">
            <text:p>2.0122551314982E-07</text:p>
          </table:table-cell>
          <table:table-cell office:value-type="float" office:value="8" calcext:value-type="float">
            <text:p>8</text:p>
          </table:table-cell>
          <table:table-cell office:value-type="float" office:value="157099" calcext:value-type="float">
            <text:p>15709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8" calcext:value-type="float">
            <text:p>8</text:p>
          </table:table-cell>
          <table:table-cell office:value-type="float" office:value="141641" calcext:value-type="float">
            <text:p>141641</text:p>
          </table:table-cell>
          <table:table-cell office:value-type="float" office:value="0.00000023775616928815" calcext:value-type="float">
            <text:p>2.3775616928815E-07</text:p>
          </table:table-cell>
          <table:table-cell office:value-type="float" office:value="8" calcext:value-type="float">
            <text:p>8</text:p>
          </table:table-cell>
          <table:table-cell office:value-type="float" office:value="87594" calcext:value-type="float">
            <text:p>87594</text:p>
          </table:table-cell>
          <table:table-cell office:value-type="float" office:value="0.00000001552624409519" calcext:value-type="float">
            <text:p>1.552624409519E-08</text:p>
          </table:table-cell>
          <table:table-cell office:value-type="float" office:value="8" calcext:value-type="float">
            <text:p>8</text:p>
          </table:table-cell>
          <table:table-cell office:value-type="float" office:value="164395" calcext:value-type="float">
            <text:p>16439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60169" calcext:value-type="float">
            <text:p>160169</text:p>
          </table:table-cell>
          <table:table-cell office:value-type="float" office:value="0.00000019596804138658" calcext:value-type="float">
            <text:p>1.9596804138658E-07</text:p>
          </table:table-cell>
          <table:table-cell office:value-type="float" office:value="9" calcext:value-type="float">
            <text:p>9</text:p>
          </table:table-cell>
          <table:table-cell office:value-type="float" office:value="176887" calcext:value-type="float">
            <text:p>176887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9" calcext:value-type="float">
            <text:p>9</text:p>
          </table:table-cell>
          <table:table-cell office:value-type="float" office:value="155218" calcext:value-type="float">
            <text:p>155218</text:p>
          </table:table-cell>
          <table:table-cell office:value-type="float" office:value="0.00000028096533338511" calcext:value-type="float">
            <text:p>2.8096533338511E-07</text:p>
          </table:table-cell>
          <table:table-cell office:value-type="float" office:value="9" calcext:value-type="float">
            <text:p>9</text:p>
          </table:table-cell>
          <table:table-cell office:value-type="float" office:value="98970" calcext:value-type="float">
            <text:p>98970</text:p>
          </table:table-cell>
          <table:table-cell office:value-type="float" office:value="0.00000001552007539083" calcext:value-type="float">
            <text:p>1.552007539083E-08</text:p>
          </table:table-cell>
          <table:table-cell office:value-type="float" office:value="9" calcext:value-type="float">
            <text:p>9</text:p>
          </table:table-cell>
          <table:table-cell office:value-type="float" office:value="184909" calcext:value-type="float">
            <text:p>18490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179985" calcext:value-type="float">
            <text:p>179985</text:p>
          </table:table-cell>
          <table:table-cell office:value-type="float" office:value="0.00000019051600399958" calcext:value-type="float">
            <text:p>1.9051600399958E-07</text:p>
          </table:table-cell>
          <table:table-cell office:value-type="float" office:value="10" calcext:value-type="float">
            <text:p>10</text:p>
          </table:table-cell>
          <table:table-cell office:value-type="float" office:value="196800" calcext:value-type="float">
            <text:p>196800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10" calcext:value-type="float">
            <text:p>10</text:p>
          </table:table-cell>
          <table:table-cell office:value-type="float" office:value="167468" calcext:value-type="float">
            <text:p>167468</text:p>
          </table:table-cell>
          <table:table-cell office:value-type="float" office:value="0.00000021647716979773" calcext:value-type="float">
            <text:p>2.1647716979773E-07</text:p>
          </table:table-cell>
          <table:table-cell office:value-type="float" office:value="10" calcext:value-type="float">
            <text:p>10</text:p>
          </table:table-cell>
          <table:table-cell office:value-type="float" office:value="110566" calcext:value-type="float">
            <text:p>110566</text:p>
          </table:table-cell>
          <table:table-cell office:value-type="float" office:value="0.00000001551417477399" calcext:value-type="float">
            <text:p>1.551417477399E-08</text:p>
          </table:table-cell>
          <table:table-cell office:value-type="float" office:value="10" calcext:value-type="float">
            <text:p>10</text:p>
          </table:table-cell>
          <table:table-cell office:value-type="float" office:value="205513" calcext:value-type="float">
            <text:p>205513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199978" calcext:value-type="float">
            <text:p>199978</text:p>
          </table:table-cell>
          <table:table-cell office:value-type="float" office:value="0.00000018550447323199" calcext:value-type="float">
            <text:p>1.8550447323199E-07</text:p>
          </table:table-cell>
          <table:table-cell office:value-type="float" office:value="11" calcext:value-type="float">
            <text:p>11</text:p>
          </table:table-cell>
          <table:table-cell office:value-type="float" office:value="216765" calcext:value-type="float">
            <text:p>21676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1" calcext:value-type="float">
            <text:p>11</text:p>
          </table:table-cell>
          <table:table-cell office:value-type="float" office:value="180521" calcext:value-type="float">
            <text:p>180521</text:p>
          </table:table-cell>
          <table:table-cell office:value-type="float" office:value="0.00000021929719329959" calcext:value-type="float">
            <text:p>2.1929719329959E-07</text:p>
          </table:table-cell>
          <table:table-cell office:value-type="float" office:value="11" calcext:value-type="float">
            <text:p>11</text:p>
          </table:table-cell>
          <table:table-cell office:value-type="float" office:value="122197" calcext:value-type="float">
            <text:p>122197</text:p>
          </table:table-cell>
          <table:table-cell office:value-type="float" office:value="0.00000001551107118368" calcext:value-type="float">
            <text:p>1.551107118368E-08</text:p>
          </table:table-cell>
          <table:table-cell office:value-type="float" office:value="11" calcext:value-type="float">
            <text:p>11</text:p>
          </table:table-cell>
          <table:table-cell office:value-type="float" office:value="226679" calcext:value-type="float">
            <text:p>22667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19506" calcext:value-type="float">
            <text:p>219506</text:p>
          </table:table-cell>
          <table:table-cell office:value-type="float" office:value="0.00000018100235941659" calcext:value-type="float">
            <text:p>1.8100235941659E-07</text:p>
          </table:table-cell>
          <table:table-cell office:value-type="float" office:value="12" calcext:value-type="float">
            <text:p>12</text:p>
          </table:table-cell>
          <table:table-cell office:value-type="float" office:value="236856" calcext:value-type="float">
            <text:p>23685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12" calcext:value-type="float">
            <text:p>12</text:p>
          </table:table-cell>
          <table:table-cell office:value-type="float" office:value="193984" calcext:value-type="float">
            <text:p>193984</text:p>
          </table:table-cell>
          <table:table-cell office:value-type="float" office:value="0.00000021616668827253" calcext:value-type="float">
            <text:p>2.1616668827253E-07</text:p>
          </table:table-cell>
          <table:table-cell office:value-type="float" office:value="12" calcext:value-type="float">
            <text:p>12</text:p>
          </table:table-cell>
          <table:table-cell office:value-type="float" office:value="133400" calcext:value-type="float">
            <text:p>133400</text:p>
          </table:table-cell>
          <table:table-cell office:value-type="float" office:value="0.0000000155054807429" calcext:value-type="float">
            <text:p>1.55054807429E-08</text:p>
          </table:table-cell>
          <table:table-cell office:value-type="float" office:value="12" calcext:value-type="float">
            <text:p>12</text:p>
          </table:table-cell>
          <table:table-cell office:value-type="float" office:value="247284" calcext:value-type="float">
            <text:p>24728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239020" calcext:value-type="float">
            <text:p>239020</text:p>
          </table:table-cell>
          <table:table-cell office:value-type="float" office:value="0.00000017683052216509" calcext:value-type="float">
            <text:p>1.7683052216509E-07</text:p>
          </table:table-cell>
          <table:table-cell office:value-type="float" office:value="13" calcext:value-type="float">
            <text:p>13</text:p>
          </table:table-cell>
          <table:table-cell office:value-type="float" office:value="256529" calcext:value-type="float">
            <text:p>25652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3" calcext:value-type="float">
            <text:p>13</text:p>
          </table:table-cell>
          <table:table-cell office:value-type="float" office:value="206370" calcext:value-type="float">
            <text:p>206370</text:p>
          </table:table-cell>
          <table:table-cell office:value-type="float" office:value="0.00000021361559320728" calcext:value-type="float">
            <text:p>2.1361559320728E-07</text:p>
          </table:table-cell>
          <table:table-cell office:value-type="float" office:value="13" calcext:value-type="float">
            <text:p>13</text:p>
          </table:table-cell>
          <table:table-cell office:value-type="float" office:value="144616" calcext:value-type="float">
            <text:p>144616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3" calcext:value-type="float">
            <text:p>13</text:p>
          </table:table-cell>
          <table:table-cell office:value-type="float" office:value="267427" calcext:value-type="float">
            <text:p>267427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257187" calcext:value-type="float">
            <text:p>257187</text:p>
          </table:table-cell>
          <table:table-cell office:value-type="float" office:value="0.00000017319861866935" calcext:value-type="float">
            <text:p>1.7319861866935E-07</text:p>
          </table:table-cell>
          <table:table-cell office:value-type="float" office:value="14" calcext:value-type="float">
            <text:p>14</text:p>
          </table:table-cell>
          <table:table-cell office:value-type="float" office:value="276824" calcext:value-type="float">
            <text:p>27682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14" calcext:value-type="float">
            <text:p>14</text:p>
          </table:table-cell>
          <table:table-cell office:value-type="float" office:value="217440" calcext:value-type="float">
            <text:p>217440</text:p>
          </table:table-cell>
          <table:table-cell office:value-type="float" office:value="0.00000022272089577484" calcext:value-type="float">
            <text:p>2.2272089577484E-07</text:p>
          </table:table-cell>
          <table:table-cell office:value-type="float" office:value="14" calcext:value-type="float">
            <text:p>14</text:p>
          </table:table-cell>
          <table:table-cell office:value-type="float" office:value="155576" calcext:value-type="float">
            <text:p>155576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4" calcext:value-type="float">
            <text:p>14</text:p>
          </table:table-cell>
          <table:table-cell office:value-type="float" office:value="288031" calcext:value-type="float">
            <text:p>28803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276443" calcext:value-type="float">
            <text:p>276443</text:p>
          </table:table-cell>
          <table:table-cell office:value-type="float" office:value="0.00000016957876989303" calcext:value-type="float">
            <text:p>1.6957876989303E-07</text:p>
          </table:table-cell>
          <table:table-cell office:value-type="float" office:value="15" calcext:value-type="float">
            <text:p>15</text:p>
          </table:table-cell>
          <table:table-cell office:value-type="float" office:value="296405" calcext:value-type="float">
            <text:p>29640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5" calcext:value-type="float">
            <text:p>15</text:p>
          </table:table-cell>
          <table:table-cell office:value-type="float" office:value="229529" calcext:value-type="float">
            <text:p>229529</text:p>
          </table:table-cell>
          <table:table-cell office:value-type="float" office:value="0.00000020539726216501" calcext:value-type="float">
            <text:p>2.0539726216501E-07</text:p>
          </table:table-cell>
          <table:table-cell office:value-type="float" office:value="15" calcext:value-type="float">
            <text:p>15</text:p>
          </table:table-cell>
          <table:table-cell office:value-type="float" office:value="166291" calcext:value-type="float">
            <text:p>166291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5" calcext:value-type="float">
            <text:p>15</text:p>
          </table:table-cell>
          <table:table-cell office:value-type="float" office:value="308788" calcext:value-type="float">
            <text:p>308788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296194" calcext:value-type="float">
            <text:p>296194</text:p>
          </table:table-cell>
          <table:table-cell office:value-type="float" office:value="0.00000016608038130508" calcext:value-type="float">
            <text:p>1.6608038130508E-07</text:p>
          </table:table-cell>
          <table:table-cell office:value-type="float" office:value="16" calcext:value-type="float">
            <text:p>16</text:p>
          </table:table-cell>
          <table:table-cell office:value-type="float" office:value="316029" calcext:value-type="float">
            <text:p>31602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6" calcext:value-type="float">
            <text:p>16</text:p>
          </table:table-cell>
          <table:table-cell office:value-type="float" office:value="244808" calcext:value-type="float">
            <text:p>244808</text:p>
          </table:table-cell>
          <table:table-cell office:value-type="float" office:value="0.00000022185092793594" calcext:value-type="float">
            <text:p>2.2185092793594E-07</text:p>
          </table:table-cell>
          <table:table-cell office:value-type="float" office:value="16" calcext:value-type="float">
            <text:p>16</text:p>
          </table:table-cell>
          <table:table-cell office:value-type="float" office:value="177499" calcext:value-type="float">
            <text:p>17749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6" calcext:value-type="float">
            <text:p>16</text:p>
          </table:table-cell>
          <table:table-cell office:value-type="float" office:value="329209" calcext:value-type="float">
            <text:p>32920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315780" calcext:value-type="float">
            <text:p>315780</text:p>
          </table:table-cell>
          <table:table-cell office:value-type="float" office:value="0.00000016279939837371" calcext:value-type="float">
            <text:p>1.6279939837371E-07</text:p>
          </table:table-cell>
          <table:table-cell office:value-type="float" office:value="17" calcext:value-type="float">
            <text:p>17</text:p>
          </table:table-cell>
          <table:table-cell office:value-type="float" office:value="333329" calcext:value-type="float">
            <text:p>33332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7" calcext:value-type="float">
            <text:p>17</text:p>
          </table:table-cell>
          <table:table-cell office:value-type="float" office:value="264684" calcext:value-type="float">
            <text:p>264684</text:p>
          </table:table-cell>
          <table:table-cell office:value-type="float" office:value="0.0000002037034642053" calcext:value-type="float">
            <text:p>2.037034642053E-07</text:p>
          </table:table-cell>
          <table:table-cell office:value-type="float" office:value="17" calcext:value-type="float">
            <text:p>17</text:p>
          </table:table-cell>
          <table:table-cell office:value-type="float" office:value="188658" calcext:value-type="float">
            <text:p>18865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7" calcext:value-type="float">
            <text:p>17</text:p>
          </table:table-cell>
          <table:table-cell office:value-type="float" office:value="349774" calcext:value-type="float">
            <text:p>34977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335652" calcext:value-type="float">
            <text:p>335652</text:p>
          </table:table-cell>
          <table:table-cell office:value-type="float" office:value="0.00000015963955657574" calcext:value-type="float">
            <text:p>1.5963955657574E-07</text:p>
          </table:table-cell>
          <table:table-cell office:value-type="float" office:value="18" calcext:value-type="float">
            <text:p>18</text:p>
          </table:table-cell>
          <table:table-cell office:value-type="float" office:value="351469" calcext:value-type="float">
            <text:p>35146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8" calcext:value-type="float">
            <text:p>18</text:p>
          </table:table-cell>
          <table:table-cell office:value-type="float" office:value="284424" calcext:value-type="float">
            <text:p>284424</text:p>
          </table:table-cell>
          <table:table-cell office:value-type="float" office:value="0.00000019826244412125" calcext:value-type="float">
            <text:p>1.9826244412125E-07</text:p>
          </table:table-cell>
          <table:table-cell office:value-type="float" office:value="18" calcext:value-type="float">
            <text:p>18</text:p>
          </table:table-cell>
          <table:table-cell office:value-type="float" office:value="199724" calcext:value-type="float">
            <text:p>199724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8" calcext:value-type="float">
            <text:p>18</text:p>
          </table:table-cell>
          <table:table-cell office:value-type="float" office:value="370919" calcext:value-type="float">
            <text:p>37091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355354" calcext:value-type="float">
            <text:p>355354</text:p>
          </table:table-cell>
          <table:table-cell office:value-type="float" office:value="0.00000015665620010353" calcext:value-type="float">
            <text:p>1.5665620010353E-07</text:p>
          </table:table-cell>
          <table:table-cell office:value-type="float" office:value="19" calcext:value-type="float">
            <text:p>19</text:p>
          </table:table-cell>
          <table:table-cell office:value-type="float" office:value="370337" calcext:value-type="float">
            <text:p>370337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9" calcext:value-type="float">
            <text:p>19</text:p>
          </table:table-cell>
          <table:table-cell office:value-type="float" office:value="301594" calcext:value-type="float">
            <text:p>301594</text:p>
          </table:table-cell>
          <table:table-cell office:value-type="float" office:value="0.00000023412878325765" calcext:value-type="float">
            <text:p>2.3412878325765E-07</text:p>
          </table:table-cell>
          <table:table-cell office:value-type="float" office:value="19" calcext:value-type="float">
            <text:p>19</text:p>
          </table:table-cell>
          <table:table-cell office:value-type="float" office:value="210587" calcext:value-type="float">
            <text:p>21058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9" calcext:value-type="float">
            <text:p>19</text:p>
          </table:table-cell>
          <table:table-cell office:value-type="float" office:value="391495" calcext:value-type="float">
            <text:p>39149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374989" calcext:value-type="float">
            <text:p>374989</text:p>
          </table:table-cell>
          <table:table-cell office:value-type="float" office:value="0.00000015381547687707" calcext:value-type="float">
            <text:p>1.5381547687707E-07</text:p>
          </table:table-cell>
          <table:table-cell office:value-type="float" office:value="20" calcext:value-type="float">
            <text:p>20</text:p>
          </table:table-cell>
          <table:table-cell office:value-type="float" office:value="390256" calcext:value-type="float">
            <text:p>39025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0" calcext:value-type="float">
            <text:p>20</text:p>
          </table:table-cell>
          <table:table-cell office:value-type="float" office:value="319714" calcext:value-type="float">
            <text:p>319714</text:p>
          </table:table-cell>
          <table:table-cell office:value-type="float" office:value="0.00000022822813673097" calcext:value-type="float">
            <text:p>2.2822813673097E-07</text:p>
          </table:table-cell>
          <table:table-cell office:value-type="float" office:value="20" calcext:value-type="float">
            <text:p>20</text:p>
          </table:table-cell>
          <table:table-cell office:value-type="float" office:value="221359" calcext:value-type="float">
            <text:p>22135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0" calcext:value-type="float">
            <text:p>20</text:p>
          </table:table-cell>
          <table:table-cell office:value-type="float" office:value="412385" calcext:value-type="float">
            <text:p>41238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394805" calcext:value-type="float">
            <text:p>394805</text:p>
          </table:table-cell>
          <table:table-cell office:value-type="float" office:value="0.00000015106931970846" calcext:value-type="float">
            <text:p>1.5106931970846E-07</text:p>
          </table:table-cell>
          <table:table-cell office:value-type="float" office:value="21" calcext:value-type="float">
            <text:p>21</text:p>
          </table:table-cell>
          <table:table-cell office:value-type="float" office:value="410036" calcext:value-type="float">
            <text:p>41003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1" calcext:value-type="float">
            <text:p>21</text:p>
          </table:table-cell>
          <table:table-cell office:value-type="float" office:value="335965" calcext:value-type="float">
            <text:p>335965</text:p>
          </table:table-cell>
          <table:table-cell office:value-type="float" office:value="0.00000022476073865686" calcext:value-type="float">
            <text:p>2.2476073865686E-07</text:p>
          </table:table-cell>
          <table:table-cell office:value-type="float" office:value="21" calcext:value-type="float">
            <text:p>21</text:p>
          </table:table-cell>
          <table:table-cell office:value-type="float" office:value="232487" calcext:value-type="float">
            <text:p>23248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1" calcext:value-type="float">
            <text:p>21</text:p>
          </table:table-cell>
          <table:table-cell office:value-type="float" office:value="433385" calcext:value-type="float">
            <text:p>43338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 office:value-type="float" office:value="414455" calcext:value-type="float">
            <text:p>414455</text:p>
          </table:table-cell>
          <table:table-cell office:value-type="float" office:value="0.00000014845465988058" calcext:value-type="float">
            <text:p>1.4845465988058E-07</text:p>
          </table:table-cell>
          <table:table-cell office:value-type="float" office:value="22" calcext:value-type="float">
            <text:p>22</text:p>
          </table:table-cell>
          <table:table-cell office:value-type="float" office:value="429913" calcext:value-type="float">
            <text:p>429913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22" calcext:value-type="float">
            <text:p>22</text:p>
          </table:table-cell>
          <table:table-cell office:value-type="float" office:value="348689" calcext:value-type="float">
            <text:p>348689</text:p>
          </table:table-cell>
          <table:table-cell office:value-type="float" office:value="0.00000021600462151132" calcext:value-type="float">
            <text:p>2.1600462151132E-07</text:p>
          </table:table-cell>
          <table:table-cell office:value-type="float" office:value="22" calcext:value-type="float">
            <text:p>22</text:p>
          </table:table-cell>
          <table:table-cell office:value-type="float" office:value="243558" calcext:value-type="float">
            <text:p>24355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2" calcext:value-type="float">
            <text:p>22</text:p>
          </table:table-cell>
          <table:table-cell office:value-type="float" office:value="453824" calcext:value-type="float">
            <text:p>45382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433863" calcext:value-type="float">
            <text:p>433863</text:p>
          </table:table-cell>
          <table:table-cell office:value-type="float" office:value="0.00000014596879506569" calcext:value-type="float">
            <text:p>1.4596879506569E-07</text:p>
          </table:table-cell>
          <table:table-cell office:value-type="float" office:value="23" calcext:value-type="float">
            <text:p>23</text:p>
          </table:table-cell>
          <table:table-cell office:value-type="float" office:value="449788" calcext:value-type="float">
            <text:p>449788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3" calcext:value-type="float">
            <text:p>23</text:p>
          </table:table-cell>
          <table:table-cell office:value-type="float" office:value="358702" calcext:value-type="float">
            <text:p>358702</text:p>
          </table:table-cell>
          <table:table-cell office:value-type="float" office:value="0.00000023056988419845" calcext:value-type="float">
            <text:p>2.3056988419845E-07</text:p>
          </table:table-cell>
          <table:table-cell office:value-type="float" office:value="23" calcext:value-type="float">
            <text:p>23</text:p>
          </table:table-cell>
          <table:table-cell office:value-type="float" office:value="254672" calcext:value-type="float">
            <text:p>25467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3" calcext:value-type="float">
            <text:p>23</text:p>
          </table:table-cell>
          <table:table-cell office:value-type="float" office:value="474781" calcext:value-type="float">
            <text:p>47478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453216" calcext:value-type="float">
            <text:p>453216</text:p>
          </table:table-cell>
          <table:table-cell office:value-type="float" office:value="0.00000014357753230357" calcext:value-type="float">
            <text:p>1.4357753230357E-07</text:p>
          </table:table-cell>
          <table:table-cell office:value-type="float" office:value="24" calcext:value-type="float">
            <text:p>24</text:p>
          </table:table-cell>
          <table:table-cell office:value-type="float" office:value="469890" calcext:value-type="float">
            <text:p>469890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4" calcext:value-type="float">
            <text:p>24</text:p>
          </table:table-cell>
          <table:table-cell office:value-type="float" office:value="374078" calcext:value-type="float">
            <text:p>374078</text:p>
          </table:table-cell>
          <table:table-cell office:value-type="float" office:value="0.00000031852259313427" calcext:value-type="float">
            <text:p>3.1852259313427E-07</text:p>
          </table:table-cell>
          <table:table-cell office:value-type="float" office:value="24" calcext:value-type="float">
            <text:p>24</text:p>
          </table:table-cell>
          <table:table-cell office:value-type="float" office:value="265645" calcext:value-type="float">
            <text:p>265645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4" calcext:value-type="float">
            <text:p>24</text:p>
          </table:table-cell>
          <table:table-cell office:value-type="float" office:value="495690" calcext:value-type="float">
            <text:p>49569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472796" calcext:value-type="float">
            <text:p>472796</text:p>
          </table:table-cell>
          <table:table-cell office:value-type="float" office:value="0.00000014124010619182" calcext:value-type="float">
            <text:p>1.4124010619182E-07</text:p>
          </table:table-cell>
          <table:table-cell office:value-type="float" office:value="25" calcext:value-type="float">
            <text:p>25</text:p>
          </table:table-cell>
          <table:table-cell office:value-type="float" office:value="489999" calcext:value-type="float">
            <text:p>48999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25" calcext:value-type="float">
            <text:p>25</text:p>
          </table:table-cell>
          <table:table-cell office:value-type="float" office:value="388385" calcext:value-type="float">
            <text:p>388385</text:p>
          </table:table-cell>
          <table:table-cell office:value-type="float" office:value="0.00000016291960667051" calcext:value-type="float">
            <text:p>1.6291960667051E-07</text:p>
          </table:table-cell>
          <table:table-cell office:value-type="float" office:value="25" calcext:value-type="float">
            <text:p>25</text:p>
          </table:table-cell>
          <table:table-cell office:value-type="float" office:value="276599" calcext:value-type="float">
            <text:p>27659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5" calcext:value-type="float">
            <text:p>25</text:p>
          </table:table-cell>
          <table:table-cell office:value-type="float" office:value="516126" calcext:value-type="float">
            <text:p>51612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492160" calcext:value-type="float">
            <text:p>492160</text:p>
          </table:table-cell>
          <table:table-cell office:value-type="float" office:value="0.00000013900333616006" calcext:value-type="float">
            <text:p>1.3900333616006E-07</text:p>
          </table:table-cell>
          <table:table-cell office:value-type="float" office:value="26" calcext:value-type="float">
            <text:p>26</text:p>
          </table:table-cell>
          <table:table-cell office:value-type="float" office:value="509973" calcext:value-type="float">
            <text:p>509973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26" calcext:value-type="float">
            <text:p>26</text:p>
          </table:table-cell>
          <table:table-cell office:value-type="float" office:value="401202" calcext:value-type="float">
            <text:p>401202</text:p>
          </table:table-cell>
          <table:table-cell office:value-type="float" office:value="0.00000014970311527188" calcext:value-type="float">
            <text:p>1.4970311527188E-07</text:p>
          </table:table-cell>
          <table:table-cell office:value-type="float" office:value="26" calcext:value-type="float">
            <text:p>26</text:p>
          </table:table-cell>
          <table:table-cell office:value-type="float" office:value="287432" calcext:value-type="float">
            <text:p>28743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6" calcext:value-type="float">
            <text:p>26</text:p>
          </table:table-cell>
          <table:table-cell office:value-type="float" office:value="536358" calcext:value-type="float">
            <text:p>536358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office:value-type="float" office:value="512197" calcext:value-type="float">
            <text:p>512197</text:p>
          </table:table-cell>
          <table:table-cell office:value-type="float" office:value="0.0000001367615035737" calcext:value-type="float">
            <text:p>1.367615035737E-07</text:p>
          </table:table-cell>
          <table:table-cell office:value-type="float" office:value="27" calcext:value-type="float">
            <text:p>27</text:p>
          </table:table-cell>
          <table:table-cell office:value-type="float" office:value="529997" calcext:value-type="float">
            <text:p>529997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27" calcext:value-type="float">
            <text:p>27</text:p>
          </table:table-cell>
          <table:table-cell office:value-type="float" office:value="420640" calcext:value-type="float">
            <text:p>420640</text:p>
          </table:table-cell>
          <table:table-cell office:value-type="float" office:value="0.00000016120223274415" calcext:value-type="float">
            <text:p>1.6120223274415E-07</text:p>
          </table:table-cell>
          <table:table-cell office:value-type="float" office:value="27" calcext:value-type="float">
            <text:p>27</text:p>
          </table:table-cell>
          <table:table-cell office:value-type="float" office:value="298261" calcext:value-type="float">
            <text:p>298261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7" calcext:value-type="float">
            <text:p>27</text:p>
          </table:table-cell>
          <table:table-cell office:value-type="float" office:value="556960" calcext:value-type="float">
            <text:p>55696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office:value-type="float" office:value="532029" calcext:value-type="float">
            <text:p>532029</text:p>
          </table:table-cell>
          <table:table-cell office:value-type="float" office:value="0.00000013461033880099" calcext:value-type="float">
            <text:p>1.3461033880099E-07</text:p>
          </table:table-cell>
          <table:table-cell office:value-type="float" office:value="28" calcext:value-type="float">
            <text:p>28</text:p>
          </table:table-cell>
          <table:table-cell office:value-type="float" office:value="549661" calcext:value-type="float">
            <text:p>54966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28" calcext:value-type="float">
            <text:p>28</text:p>
          </table:table-cell>
          <table:table-cell office:value-type="float" office:value="438810" calcext:value-type="float">
            <text:p>438810</text:p>
          </table:table-cell>
          <table:table-cell office:value-type="float" office:value="0.00000018382170031493" calcext:value-type="float">
            <text:p>1.8382170031493E-07</text:p>
          </table:table-cell>
          <table:table-cell office:value-type="float" office:value="28" calcext:value-type="float">
            <text:p>28</text:p>
          </table:table-cell>
          <table:table-cell office:value-type="float" office:value="309274" calcext:value-type="float">
            <text:p>309274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8" calcext:value-type="float">
            <text:p>28</text:p>
          </table:table-cell>
          <table:table-cell office:value-type="float" office:value="577396" calcext:value-type="float">
            <text:p>57739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551226" calcext:value-type="float">
            <text:p>551226</text:p>
          </table:table-cell>
          <table:table-cell office:value-type="float" office:value="0.00000013258800369469" calcext:value-type="float">
            <text:p>1.3258800369469E-07</text:p>
          </table:table-cell>
          <table:table-cell office:value-type="float" office:value="29" calcext:value-type="float">
            <text:p>29</text:p>
          </table:table-cell>
          <table:table-cell office:value-type="float" office:value="569702" calcext:value-type="float">
            <text:p>569702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9" calcext:value-type="float">
            <text:p>29</text:p>
          </table:table-cell>
          <table:table-cell office:value-type="float" office:value="456166" calcext:value-type="float">
            <text:p>456166</text:p>
          </table:table-cell>
          <table:table-cell office:value-type="float" office:value="0.00000019909493338984" calcext:value-type="float">
            <text:p>1.9909493338984E-07</text:p>
          </table:table-cell>
          <table:table-cell office:value-type="float" office:value="29" calcext:value-type="float">
            <text:p>29</text:p>
          </table:table-cell>
          <table:table-cell office:value-type="float" office:value="320107" calcext:value-type="float">
            <text:p>32010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9" calcext:value-type="float">
            <text:p>29</text:p>
          </table:table-cell>
          <table:table-cell office:value-type="float" office:value="598063" calcext:value-type="float">
            <text:p>598063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571022" calcext:value-type="float">
            <text:p>571022</text:p>
          </table:table-cell>
          <table:table-cell office:value-type="float" office:value="0.00000013056047684446" calcext:value-type="float">
            <text:p>1.3056047684446E-07</text:p>
          </table:table-cell>
          <table:table-cell office:value-type="float" office:value="30" calcext:value-type="float">
            <text:p>30</text:p>
          </table:table-cell>
          <table:table-cell office:value-type="float" office:value="589261" calcext:value-type="float">
            <text:p>58926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0" calcext:value-type="float">
            <text:p>30</text:p>
          </table:table-cell>
          <table:table-cell office:value-type="float" office:value="470991" calcext:value-type="float">
            <text:p>470991</text:p>
          </table:table-cell>
          <table:table-cell office:value-type="float" office:value="0.0000002971249242921" calcext:value-type="float">
            <text:p>2.971249242921E-07</text:p>
          </table:table-cell>
          <table:table-cell office:value-type="float" office:value="30" calcext:value-type="float">
            <text:p>30</text:p>
          </table:table-cell>
          <table:table-cell office:value-type="float" office:value="331185" calcext:value-type="float">
            <text:p>331185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0" calcext:value-type="float">
            <text:p>30</text:p>
          </table:table-cell>
          <table:table-cell office:value-type="float" office:value="618356" calcext:value-type="float">
            <text:p>61835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office:value-type="float" office:value="590218" calcext:value-type="float">
            <text:p>590218</text:p>
          </table:table-cell>
          <table:table-cell office:value-type="float" office:value="0.00000012864725720635" calcext:value-type="float">
            <text:p>1.2864725720635E-07</text:p>
          </table:table-cell>
          <table:table-cell office:value-type="float" office:value="31" calcext:value-type="float">
            <text:p>31</text:p>
          </table:table-cell>
          <table:table-cell office:value-type="float" office:value="609241" calcext:value-type="float">
            <text:p>60924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1" calcext:value-type="float">
            <text:p>31</text:p>
          </table:table-cell>
          <table:table-cell office:value-type="float" office:value="486773" calcext:value-type="float">
            <text:p>486773</text:p>
          </table:table-cell>
          <table:table-cell office:value-type="float" office:value="0.00000021771562303421" calcext:value-type="float">
            <text:p>2.1771562303421E-07</text:p>
          </table:table-cell>
          <table:table-cell office:value-type="float" office:value="31" calcext:value-type="float">
            <text:p>31</text:p>
          </table:table-cell>
          <table:table-cell office:value-type="float" office:value="342108" calcext:value-type="float">
            <text:p>34210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1" calcext:value-type="float">
            <text:p>31</text:p>
          </table:table-cell>
          <table:table-cell office:value-type="float" office:value="639082" calcext:value-type="float">
            <text:p>639082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610207" calcext:value-type="float">
            <text:p>610207</text:p>
          </table:table-cell>
          <table:table-cell office:value-type="float" office:value="0.0000001267071782557" calcext:value-type="float">
            <text:p>1.267071782557E-07</text:p>
          </table:table-cell>
          <table:table-cell office:value-type="float" office:value="32" calcext:value-type="float">
            <text:p>32</text:p>
          </table:table-cell>
          <table:table-cell office:value-type="float" office:value="629064" calcext:value-type="float">
            <text:p>62906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32" calcext:value-type="float">
            <text:p>32</text:p>
          </table:table-cell>
          <table:table-cell office:value-type="float" office:value="501177" calcext:value-type="float">
            <text:p>501177</text:p>
          </table:table-cell>
          <table:table-cell office:value-type="float" office:value="0.00000116215385139243" calcext:value-type="float">
            <text:p>1.16215385139243E-06</text:p>
          </table:table-cell>
          <table:table-cell office:value-type="float" office:value="32" calcext:value-type="float">
            <text:p>32</text:p>
          </table:table-cell>
          <table:table-cell office:value-type="float" office:value="353250" calcext:value-type="float">
            <text:p>353250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2" calcext:value-type="float">
            <text:p>32</text:p>
          </table:table-cell>
          <table:table-cell office:value-type="float" office:value="659749" calcext:value-type="float">
            <text:p>65974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office:value-type="float" office:value="629761" calcext:value-type="float">
            <text:p>629761</text:p>
          </table:table-cell>
          <table:table-cell office:value-type="float" office:value="0.00000012485806192476" calcext:value-type="float">
            <text:p>1.2485806192476E-07</text:p>
          </table:table-cell>
          <table:table-cell office:value-type="float" office:value="33" calcext:value-type="float">
            <text:p>33</text:p>
          </table:table-cell>
          <table:table-cell office:value-type="float" office:value="649132" calcext:value-type="float">
            <text:p>649132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33" calcext:value-type="float">
            <text:p>33</text:p>
          </table:table-cell>
          <table:table-cell office:value-type="float" office:value="516881" calcext:value-type="float">
            <text:p>516881</text:p>
          </table:table-cell>
          <table:table-cell office:value-type="float" office:value="0.00000020174198708964" calcext:value-type="float">
            <text:p>2.0174198708964E-07</text:p>
          </table:table-cell>
          <table:table-cell office:value-type="float" office:value="33" calcext:value-type="float">
            <text:p>33</text:p>
          </table:table-cell>
          <table:table-cell office:value-type="float" office:value="364512" calcext:value-type="float">
            <text:p>36451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3" calcext:value-type="float">
            <text:p>33</text:p>
          </table:table-cell>
          <table:table-cell office:value-type="float" office:value="679930" calcext:value-type="float">
            <text:p>67993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office:value-type="float" office:value="648177" calcext:value-type="float">
            <text:p>648177</text:p>
          </table:table-cell>
          <table:table-cell office:value-type="float" office:value="0.00000012315841425159" calcext:value-type="float">
            <text:p>1.2315841425159E-07</text:p>
          </table:table-cell>
          <table:table-cell office:value-type="float" office:value="34" calcext:value-type="float">
            <text:p>34</text:p>
          </table:table-cell>
          <table:table-cell office:value-type="float" office:value="668226" calcext:value-type="float">
            <text:p>66822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34" calcext:value-type="float">
            <text:p>34</text:p>
          </table:table-cell>
          <table:table-cell office:value-type="float" office:value="535464" calcext:value-type="float">
            <text:p>535464</text:p>
          </table:table-cell>
          <table:table-cell office:value-type="float" office:value="0.00000020634059497392" calcext:value-type="float">
            <text:p>2.0634059497392E-07</text:p>
          </table:table-cell>
          <table:table-cell office:value-type="float" office:value="34" calcext:value-type="float">
            <text:p>34</text:p>
          </table:table-cell>
          <table:table-cell office:value-type="float" office:value="375527" calcext:value-type="float">
            <text:p>37552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4" calcext:value-type="float">
            <text:p>34</text:p>
          </table:table-cell>
          <table:table-cell office:value-type="float" office:value="700512" calcext:value-type="float">
            <text:p>700512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office:value-type="float" office:value="666767" calcext:value-type="float">
            <text:p>666767</text:p>
          </table:table-cell>
          <table:table-cell office:value-type="float" office:value="0.00000012148195047725" calcext:value-type="float">
            <text:p>1.2148195047725E-07</text:p>
          </table:table-cell>
          <table:table-cell office:value-type="float" office:value="35" calcext:value-type="float">
            <text:p>35</text:p>
          </table:table-cell>
          <table:table-cell office:value-type="float" office:value="688415" calcext:value-type="float">
            <text:p>68841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5" calcext:value-type="float">
            <text:p>35</text:p>
          </table:table-cell>
          <table:table-cell office:value-type="float" office:value="554707" calcext:value-type="float">
            <text:p>554707</text:p>
          </table:table-cell>
          <table:table-cell office:value-type="float" office:value="0.00000021706521165501" calcext:value-type="float">
            <text:p>2.1706521165501E-07</text:p>
          </table:table-cell>
          <table:table-cell office:value-type="float" office:value="35" calcext:value-type="float">
            <text:p>35</text:p>
          </table:table-cell>
          <table:table-cell office:value-type="float" office:value="386689" calcext:value-type="float">
            <text:p>38668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5" calcext:value-type="float">
            <text:p>35</text:p>
          </table:table-cell>
          <table:table-cell office:value-type="float" office:value="720955" calcext:value-type="float">
            <text:p>72095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office:value-type="float" office:value="681620" calcext:value-type="float">
            <text:p>681620</text:p>
          </table:table-cell>
          <table:table-cell office:value-type="float" office:value="0.00000012016965858142" calcext:value-type="float">
            <text:p>1.2016965858142E-07</text:p>
          </table:table-cell>
          <table:table-cell office:value-type="float" office:value="36" calcext:value-type="float">
            <text:p>36</text:p>
          </table:table-cell>
          <table:table-cell office:value-type="float" office:value="707902" calcext:value-type="float">
            <text:p>707902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36" calcext:value-type="float">
            <text:p>36</text:p>
          </table:table-cell>
          <table:table-cell office:value-type="float" office:value="572732" calcext:value-type="float">
            <text:p>572732</text:p>
          </table:table-cell>
          <table:table-cell office:value-type="float" office:value="0.00000027516564885005" calcext:value-type="float">
            <text:p>2.7516564885005E-07</text:p>
          </table:table-cell>
          <table:table-cell office:value-type="float" office:value="36" calcext:value-type="float">
            <text:p>36</text:p>
          </table:table-cell>
          <table:table-cell office:value-type="float" office:value="397887" calcext:value-type="float">
            <text:p>39788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6" calcext:value-type="float">
            <text:p>36</text:p>
          </table:table-cell>
          <table:table-cell office:value-type="float" office:value="741589" calcext:value-type="float">
            <text:p>74158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698596" calcext:value-type="float">
            <text:p>698596</text:p>
          </table:table-cell>
          <table:table-cell office:value-type="float" office:value="0.00000011869820975956" calcext:value-type="float">
            <text:p>1.1869820975956E-07</text:p>
          </table:table-cell>
          <table:table-cell office:value-type="float" office:value="37" calcext:value-type="float">
            <text:p>37</text:p>
          </table:table-cell>
          <table:table-cell office:value-type="float" office:value="727353" calcext:value-type="float">
            <text:p>727353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7" calcext:value-type="float">
            <text:p>37</text:p>
          </table:table-cell>
          <table:table-cell office:value-type="float" office:value="590282" calcext:value-type="float">
            <text:p>590282</text:p>
          </table:table-cell>
          <table:table-cell office:value-type="float" office:value="0.00000024505016432483" calcext:value-type="float">
            <text:p>2.4505016432483E-07</text:p>
          </table:table-cell>
          <table:table-cell office:value-type="float" office:value="37" calcext:value-type="float">
            <text:p>37</text:p>
          </table:table-cell>
          <table:table-cell office:value-type="float" office:value="408879" calcext:value-type="float">
            <text:p>40887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7" calcext:value-type="float">
            <text:p>37</text:p>
          </table:table-cell>
          <table:table-cell office:value-type="float" office:value="762208" calcext:value-type="float">
            <text:p>762208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office:value-type="float" office:value="718299" calcext:value-type="float">
            <text:p>718299</text:p>
          </table:table-cell>
          <table:table-cell office:value-type="float" office:value="0.00000011702696672639" calcext:value-type="float">
            <text:p>1.1702696672639E-07</text:p>
          </table:table-cell>
          <table:table-cell office:value-type="float" office:value="38" calcext:value-type="float">
            <text:p>38</text:p>
          </table:table-cell>
          <table:table-cell office:value-type="float" office:value="747201" calcext:value-type="float">
            <text:p>74720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8" calcext:value-type="float">
            <text:p>38</text:p>
          </table:table-cell>
          <table:table-cell office:value-type="float" office:value="607017" calcext:value-type="float">
            <text:p>607017</text:p>
          </table:table-cell>
          <table:table-cell office:value-type="float" office:value="0.00000021282575096828" calcext:value-type="float">
            <text:p>2.1282575096828E-07</text:p>
          </table:table-cell>
          <table:table-cell office:value-type="float" office:value="38" calcext:value-type="float">
            <text:p>38</text:p>
          </table:table-cell>
          <table:table-cell office:value-type="float" office:value="419828" calcext:value-type="float">
            <text:p>41982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8" calcext:value-type="float">
            <text:p>38</text:p>
          </table:table-cell>
          <table:table-cell office:value-type="float" office:value="783121" calcext:value-type="float">
            <text:p>78312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office:value-type="float" office:value="737982" calcext:value-type="float">
            <text:p>737982</text:p>
          </table:table-cell>
          <table:table-cell office:value-type="float" office:value="0.00000011539511738852" calcext:value-type="float">
            <text:p>1.1539511738852E-07</text:p>
          </table:table-cell>
          <table:table-cell office:value-type="float" office:value="39" calcext:value-type="float">
            <text:p>39</text:p>
          </table:table-cell>
          <table:table-cell office:value-type="float" office:value="767145" calcext:value-type="float">
            <text:p>76714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9" calcext:value-type="float">
            <text:p>39</text:p>
          </table:table-cell>
          <table:table-cell office:value-type="float" office:value="622689" calcext:value-type="float">
            <text:p>622689</text:p>
          </table:table-cell>
          <table:table-cell office:value-type="float" office:value="0.00000020497257883158" calcext:value-type="float">
            <text:p>2.0497257883158E-07</text:p>
          </table:table-cell>
          <table:table-cell office:value-type="float" office:value="39" calcext:value-type="float">
            <text:p>39</text:p>
          </table:table-cell>
          <table:table-cell office:value-type="float" office:value="431039" calcext:value-type="float">
            <text:p>43103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9" calcext:value-type="float">
            <text:p>39</text:p>
          </table:table-cell>
          <table:table-cell office:value-type="float" office:value="803853" calcext:value-type="float">
            <text:p>803853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753758" calcext:value-type="float">
            <text:p>753758</text:p>
          </table:table-cell>
          <table:table-cell office:value-type="float" office:value="0.00000011411338512861" calcext:value-type="float">
            <text:p>1.1411338512861E-07</text:p>
          </table:table-cell>
          <table:table-cell office:value-type="float" office:value="40" calcext:value-type="float">
            <text:p>40</text:p>
          </table:table-cell>
          <table:table-cell office:value-type="float" office:value="786072" calcext:value-type="float">
            <text:p>786072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0" calcext:value-type="float">
            <text:p>40</text:p>
          </table:table-cell>
          <table:table-cell office:value-type="float" office:value="635510" calcext:value-type="float">
            <text:p>635510</text:p>
          </table:table-cell>
          <table:table-cell office:value-type="float" office:value="0.00000020690813452838" calcext:value-type="float">
            <text:p>2.0690813452838E-07</text:p>
          </table:table-cell>
          <table:table-cell office:value-type="float" office:value="40" calcext:value-type="float">
            <text:p>40</text:p>
          </table:table-cell>
          <table:table-cell office:value-type="float" office:value="442337" calcext:value-type="float">
            <text:p>44233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0" calcext:value-type="float">
            <text:p>40</text:p>
          </table:table-cell>
          <table:table-cell office:value-type="float" office:value="824063" calcext:value-type="float">
            <text:p>824063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41" calcext:value-type="float">
            <text:p>41</text:p>
          </table:table-cell>
          <table:table-cell office:value-type="float" office:value="771917" calcext:value-type="float">
            <text:p>771917</text:p>
          </table:table-cell>
          <table:table-cell office:value-type="float" office:value="0.00000011266592025255" calcext:value-type="float">
            <text:p>1.1266592025255E-07</text:p>
          </table:table-cell>
          <table:table-cell office:value-type="float" office:value="41" calcext:value-type="float">
            <text:p>41</text:p>
          </table:table-cell>
          <table:table-cell office:value-type="float" office:value="805918" calcext:value-type="float">
            <text:p>805918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1" calcext:value-type="float">
            <text:p>41</text:p>
          </table:table-cell>
          <table:table-cell office:value-type="float" office:value="655253" calcext:value-type="float">
            <text:p>655253</text:p>
          </table:table-cell>
          <table:table-cell office:value-type="float" office:value="0.00000019934077546084" calcext:value-type="float">
            <text:p>1.9934077546084E-07</text:p>
          </table:table-cell>
          <table:table-cell office:value-type="float" office:value="41" calcext:value-type="float">
            <text:p>41</text:p>
          </table:table-cell>
          <table:table-cell office:value-type="float" office:value="453706" calcext:value-type="float">
            <text:p>453706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1" calcext:value-type="float">
            <text:p>41</text:p>
          </table:table-cell>
          <table:table-cell office:value-type="float" office:value="844314" calcext:value-type="float">
            <text:p>84431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787907" calcext:value-type="float">
            <text:p>787907</text:p>
          </table:table-cell>
          <table:table-cell office:value-type="float" office:value="0.00000011141529415291" calcext:value-type="float">
            <text:p>1.1141529415291E-07</text:p>
          </table:table-cell>
          <table:table-cell office:value-type="float" office:value="42" calcext:value-type="float">
            <text:p>42</text:p>
          </table:table-cell>
          <table:table-cell office:value-type="float" office:value="825984" calcext:value-type="float">
            <text:p>82598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2" calcext:value-type="float">
            <text:p>42</text:p>
          </table:table-cell>
          <table:table-cell office:value-type="float" office:value="674596" calcext:value-type="float">
            <text:p>674596</text:p>
          </table:table-cell>
          <table:table-cell office:value-type="float" office:value="0.00000020905227653082" calcext:value-type="float">
            <text:p>2.0905227653082E-07</text:p>
          </table:table-cell>
          <table:table-cell office:value-type="float" office:value="42" calcext:value-type="float">
            <text:p>42</text:p>
          </table:table-cell>
          <table:table-cell office:value-type="float" office:value="464905" calcext:value-type="float">
            <text:p>464905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2" calcext:value-type="float">
            <text:p>42</text:p>
          </table:table-cell>
          <table:table-cell office:value-type="float" office:value="864760" calcext:value-type="float">
            <text:p>86476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3" calcext:value-type="float">
            <text:p>43</text:p>
          </table:table-cell>
          <table:table-cell office:value-type="float" office:value="806528" calcext:value-type="float">
            <text:p>806528</text:p>
          </table:table-cell>
          <table:table-cell office:value-type="float" office:value="0.00000010998627831668" calcext:value-type="float">
            <text:p>1.0998627831668E-07</text:p>
          </table:table-cell>
          <table:table-cell office:value-type="float" office:value="43" calcext:value-type="float">
            <text:p>43</text:p>
          </table:table-cell>
          <table:table-cell office:value-type="float" office:value="846356" calcext:value-type="float">
            <text:p>84635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3" calcext:value-type="float">
            <text:p>43</text:p>
          </table:table-cell>
          <table:table-cell office:value-type="float" office:value="688305" calcext:value-type="float">
            <text:p>688305</text:p>
          </table:table-cell>
          <table:table-cell office:value-type="float" office:value="0.00000020161918096356" calcext:value-type="float">
            <text:p>2.0161918096356E-07</text:p>
          </table:table-cell>
          <table:table-cell office:value-type="float" office:value="43" calcext:value-type="float">
            <text:p>43</text:p>
          </table:table-cell>
          <table:table-cell office:value-type="float" office:value="476135" calcext:value-type="float">
            <text:p>476135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3" calcext:value-type="float">
            <text:p>43</text:p>
          </table:table-cell>
          <table:table-cell office:value-type="float" office:value="885478" calcext:value-type="float">
            <text:p>885478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office:value-type="float" office:value="823052" calcext:value-type="float">
            <text:p>823052</text:p>
          </table:table-cell>
          <table:table-cell office:value-type="float" office:value="0.00000010874215890118" calcext:value-type="float">
            <text:p>1.0874215890118E-07</text:p>
          </table:table-cell>
          <table:table-cell office:value-type="float" office:value="44" calcext:value-type="float">
            <text:p>44</text:p>
          </table:table-cell>
          <table:table-cell office:value-type="float" office:value="866268" calcext:value-type="float">
            <text:p>866268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4" calcext:value-type="float">
            <text:p>44</text:p>
          </table:table-cell>
          <table:table-cell office:value-type="float" office:value="705404" calcext:value-type="float">
            <text:p>705404</text:p>
          </table:table-cell>
          <table:table-cell office:value-type="float" office:value="0.0000002115392214778" calcext:value-type="float">
            <text:p>2.115392214778E-07</text:p>
          </table:table-cell>
          <table:table-cell office:value-type="float" office:value="44" calcext:value-type="float">
            <text:p>44</text:p>
          </table:table-cell>
          <table:table-cell office:value-type="float" office:value="487224" calcext:value-type="float">
            <text:p>487224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4" calcext:value-type="float">
            <text:p>44</text:p>
          </table:table-cell>
          <table:table-cell office:value-type="float" office:value="905941" calcext:value-type="float">
            <text:p>90594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office:value-type="float" office:value="836944" calcext:value-type="float">
            <text:p>836944</text:p>
          </table:table-cell>
          <table:table-cell office:value-type="float" office:value="0.00000010771318145885" calcext:value-type="float">
            <text:p>1.0771318145885E-07</text:p>
          </table:table-cell>
          <table:table-cell office:value-type="float" office:value="45" calcext:value-type="float">
            <text:p>45</text:p>
          </table:table-cell>
          <table:table-cell office:value-type="float" office:value="885743" calcext:value-type="float">
            <text:p>885743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45" calcext:value-type="float">
            <text:p>45</text:p>
          </table:table-cell>
          <table:table-cell office:value-type="float" office:value="721496" calcext:value-type="float">
            <text:p>721496</text:p>
          </table:table-cell>
          <table:table-cell office:value-type="float" office:value="0.00000021159901340703" calcext:value-type="float">
            <text:p>2.1159901340703E-07</text:p>
          </table:table-cell>
          <table:table-cell office:value-type="float" office:value="45" calcext:value-type="float">
            <text:p>45</text:p>
          </table:table-cell>
          <table:table-cell office:value-type="float" office:value="498276" calcext:value-type="float">
            <text:p>498276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5" calcext:value-type="float">
            <text:p>45</text:p>
          </table:table-cell>
          <table:table-cell office:value-type="float" office:value="926136" calcext:value-type="float">
            <text:p>92613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6" calcext:value-type="float">
            <text:p>46</text:p>
          </table:table-cell>
          <table:table-cell office:value-type="float" office:value="853871" calcext:value-type="float">
            <text:p>853871</text:p>
          </table:table-cell>
          <table:table-cell office:value-type="float" office:value="0.00000010647983985009" calcext:value-type="float">
            <text:p>1.0647983985009E-07</text:p>
          </table:table-cell>
          <table:table-cell office:value-type="float" office:value="46" calcext:value-type="float">
            <text:p>46</text:p>
          </table:table-cell>
          <table:table-cell office:value-type="float" office:value="905541" calcext:value-type="float">
            <text:p>90554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46" calcext:value-type="float">
            <text:p>46</text:p>
          </table:table-cell>
          <table:table-cell office:value-type="float" office:value="734919" calcext:value-type="float">
            <text:p>734919</text:p>
          </table:table-cell>
          <table:table-cell office:value-type="float" office:value="0.0000002069003123063" calcext:value-type="float">
            <text:p>2.069003123063E-07</text:p>
          </table:table-cell>
          <table:table-cell office:value-type="float" office:value="46" calcext:value-type="float">
            <text:p>46</text:p>
          </table:table-cell>
          <table:table-cell office:value-type="float" office:value="509390" calcext:value-type="float">
            <text:p>509390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6" calcext:value-type="float">
            <text:p>46</text:p>
          </table:table-cell>
          <table:table-cell office:value-type="float" office:value="946774" calcext:value-type="float">
            <text:p>94677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7" calcext:value-type="float">
            <text:p>47</text:p>
          </table:table-cell>
          <table:table-cell office:value-type="float" office:value="867747" calcext:value-type="float">
            <text:p>867747</text:p>
          </table:table-cell>
          <table:table-cell office:value-type="float" office:value="0.00000010548516779708" calcext:value-type="float">
            <text:p>1.0548516779708E-07</text:p>
          </table:table-cell>
          <table:table-cell office:value-type="float" office:value="47" calcext:value-type="float">
            <text:p>47</text:p>
          </table:table-cell>
          <table:table-cell office:value-type="float" office:value="925444" calcext:value-type="float">
            <text:p>92544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7" calcext:value-type="float">
            <text:p>47</text:p>
          </table:table-cell>
          <table:table-cell office:value-type="float" office:value="754641" calcext:value-type="float">
            <text:p>754641</text:p>
          </table:table-cell>
          <table:table-cell office:value-type="float" office:value="0.00000021300344646083" calcext:value-type="float">
            <text:p>2.1300344646083E-07</text:p>
          </table:table-cell>
          <table:table-cell office:value-type="float" office:value="47" calcext:value-type="float">
            <text:p>47</text:p>
          </table:table-cell>
          <table:table-cell office:value-type="float" office:value="520504" calcext:value-type="float">
            <text:p>520504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7" calcext:value-type="float">
            <text:p>47</text:p>
          </table:table-cell>
          <table:table-cell office:value-type="float" office:value="967042" calcext:value-type="float">
            <text:p>967042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office:value-type="float" office:value="885196" calcext:value-type="float">
            <text:p>885196</text:p>
          </table:table-cell>
          <table:table-cell office:value-type="float" office:value="0.00000010425480852578" calcext:value-type="float">
            <text:p>1.0425480852578E-07</text:p>
          </table:table-cell>
          <table:table-cell office:value-type="float" office:value="48" calcext:value-type="float">
            <text:p>48</text:p>
          </table:table-cell>
          <table:table-cell office:value-type="float" office:value="945344" calcext:value-type="float">
            <text:p>94534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8" calcext:value-type="float">
            <text:p>48</text:p>
          </table:table-cell>
          <table:table-cell office:value-type="float" office:value="775191" calcext:value-type="float">
            <text:p>775191</text:p>
          </table:table-cell>
          <table:table-cell office:value-type="float" office:value="0.00000023112833501862" calcext:value-type="float">
            <text:p>2.3112833501862E-07</text:p>
          </table:table-cell>
          <table:table-cell office:value-type="float" office:value="48" calcext:value-type="float">
            <text:p>48</text:p>
          </table:table-cell>
          <table:table-cell office:value-type="float" office:value="531770" calcext:value-type="float">
            <text:p>531770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8" calcext:value-type="float">
            <text:p>48</text:p>
          </table:table-cell>
          <table:table-cell office:value-type="float" office:value="987274" calcext:value-type="float">
            <text:p>98727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office:value-type="float" office:value="903949" calcext:value-type="float">
            <text:p>903949</text:p>
          </table:table-cell>
          <table:table-cell office:value-type="float" office:value="0.00000010295728520083" calcext:value-type="float">
            <text:p>1.0295728520083E-07</text:p>
          </table:table-cell>
          <table:table-cell office:value-type="float" office:value="49" calcext:value-type="float">
            <text:p>49</text:p>
          </table:table-cell>
          <table:table-cell office:value-type="float" office:value="965035" calcext:value-type="float">
            <text:p>96503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49" calcext:value-type="float">
            <text:p>49</text:p>
          </table:table-cell>
          <table:table-cell office:value-type="float" office:value="795488" calcext:value-type="float">
            <text:p>795488</text:p>
          </table:table-cell>
          <table:table-cell office:value-type="float" office:value="0.00740612141614975" calcext:value-type="float">
            <text:p>0.00740612141615</text:p>
          </table:table-cell>
          <table:table-cell office:value-type="float" office:value="49" calcext:value-type="float">
            <text:p>49</text:p>
          </table:table-cell>
          <table:table-cell office:value-type="float" office:value="542907" calcext:value-type="float">
            <text:p>54290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9" calcext:value-type="float">
            <text:p>49</text:p>
          </table:table-cell>
          <table:table-cell office:value-type="float" office:value="1007827" calcext:value-type="float">
            <text:p>1007827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923890" calcext:value-type="float">
            <text:p>923890</text:p>
          </table:table-cell>
          <table:table-cell office:value-type="float" office:value="0.00000010160501256524" calcext:value-type="float">
            <text:p>1.0160501256524E-07</text:p>
          </table:table-cell>
          <table:table-cell office:value-type="float" office:value="50" calcext:value-type="float">
            <text:p>50</text:p>
          </table:table-cell>
          <table:table-cell office:value-type="float" office:value="985219" calcext:value-type="float">
            <text:p>98521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50" calcext:value-type="float">
            <text:p>50</text:p>
          </table:table-cell>
          <table:table-cell office:value-type="float" office:value="814729" calcext:value-type="float">
            <text:p>814729</text:p>
          </table:table-cell>
          <table:table-cell office:value-type="float" office:value="0.00000029222137439961" calcext:value-type="float">
            <text:p>2.9222137439961E-07</text:p>
          </table:table-cell>
          <table:table-cell office:value-type="float" office:value="50" calcext:value-type="float">
            <text:p>50</text:p>
          </table:table-cell>
          <table:table-cell office:value-type="float" office:value="553858" calcext:value-type="float">
            <text:p>55385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0" calcext:value-type="float">
            <text:p>50</text:p>
          </table:table-cell>
          <table:table-cell office:value-type="float" office:value="1028443" calcext:value-type="float">
            <text:p>1028443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1" calcext:value-type="float">
            <text:p>51</text:p>
          </table:table-cell>
          <table:table-cell office:value-type="float" office:value="943667" calcext:value-type="float">
            <text:p>943667</text:p>
          </table:table-cell>
          <table:table-cell office:value-type="float" office:value="0.00000010029108921829" calcext:value-type="float">
            <text:p>1.0029108921829E-07</text:p>
          </table:table-cell>
          <table:table-cell office:value-type="float" office:value="51" calcext:value-type="float">
            <text:p>51</text:p>
          </table:table-cell>
          <table:table-cell office:value-type="float" office:value="1005849" calcext:value-type="float">
            <text:p>100584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51" calcext:value-type="float">
            <text:p>51</text:p>
          </table:table-cell>
          <table:table-cell office:value-type="float" office:value="831569" calcext:value-type="float">
            <text:p>831569</text:p>
          </table:table-cell>
          <table:table-cell office:value-type="float" office:value="0.00000020912188597299" calcext:value-type="float">
            <text:p>2.0912188597299E-07</text:p>
          </table:table-cell>
          <table:table-cell office:value-type="float" office:value="51" calcext:value-type="float">
            <text:p>51</text:p>
          </table:table-cell>
          <table:table-cell office:value-type="float" office:value="564758" calcext:value-type="float">
            <text:p>56475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1" calcext:value-type="float">
            <text:p>51</text:p>
          </table:table-cell>
          <table:table-cell office:value-type="float" office:value="1048746" calcext:value-type="float">
            <text:p>104874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52" calcext:value-type="float">
            <text:p>52</text:p>
          </table:table-cell>
          <table:table-cell office:value-type="float" office:value="962524" calcext:value-type="float">
            <text:p>962524</text:p>
          </table:table-cell>
          <table:table-cell office:value-type="float" office:value="0.00000009906291534824" calcext:value-type="float">
            <text:p>9.906291534824E-08</text:p>
          </table:table-cell>
          <table:table-cell office:value-type="float" office:value="52" calcext:value-type="float">
            <text:p>52</text:p>
          </table:table-cell>
          <table:table-cell office:value-type="float" office:value="1025882" calcext:value-type="float">
            <text:p>1025882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2" calcext:value-type="float">
            <text:p>52</text:p>
          </table:table-cell>
          <table:table-cell office:value-type="float" office:value="846062" calcext:value-type="float">
            <text:p>846062</text:p>
          </table:table-cell>
          <table:table-cell office:value-type="float" office:value="0.00000021156280600763" calcext:value-type="float">
            <text:p>2.1156280600763E-07</text:p>
          </table:table-cell>
          <table:table-cell office:value-type="float" office:value="52" calcext:value-type="float">
            <text:p>52</text:p>
          </table:table-cell>
          <table:table-cell office:value-type="float" office:value="576045" calcext:value-type="float">
            <text:p>576045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2" calcext:value-type="float">
            <text:p>52</text:p>
          </table:table-cell>
          <table:table-cell office:value-type="float" office:value="1068969" calcext:value-type="float">
            <text:p>106896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office:value-type="float" office:value="982151" calcext:value-type="float">
            <text:p>982151</text:p>
          </table:table-cell>
          <table:table-cell office:value-type="float" office:value="0.00000009780951640455" calcext:value-type="float">
            <text:p>9.780951640455E-08</text:p>
          </table:table-cell>
          <table:table-cell office:value-type="float" office:value="53" calcext:value-type="float">
            <text:p>53</text:p>
          </table:table-cell>
          <table:table-cell office:value-type="float" office:value="1046160" calcext:value-type="float">
            <text:p>1046160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3" calcext:value-type="float">
            <text:p>53</text:p>
          </table:table-cell>
          <table:table-cell office:value-type="float" office:value="862441" calcext:value-type="float">
            <text:p>862441</text:p>
          </table:table-cell>
          <table:table-cell office:value-type="float" office:value="0.00000025205653430765" calcext:value-type="float">
            <text:p>2.5205653430765E-07</text:p>
          </table:table-cell>
          <table:table-cell office:value-type="float" office:value="53" calcext:value-type="float">
            <text:p>53</text:p>
          </table:table-cell>
          <table:table-cell office:value-type="float" office:value="587052" calcext:value-type="float">
            <text:p>58705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3" calcext:value-type="float">
            <text:p>53</text:p>
          </table:table-cell>
          <table:table-cell office:value-type="float" office:value="1089467" calcext:value-type="float">
            <text:p>1089467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4" calcext:value-type="float">
            <text:p>54</text:p>
          </table:table-cell>
          <table:table-cell office:value-type="float" office:value="1001943" calcext:value-type="float">
            <text:p>1001943</text:p>
          </table:table-cell>
          <table:table-cell office:value-type="float" office:value="0.00000009657073226302" calcext:value-type="float">
            <text:p>9.657073226302E-08</text:p>
          </table:table-cell>
          <table:table-cell office:value-type="float" office:value="54" calcext:value-type="float">
            <text:p>54</text:p>
          </table:table-cell>
          <table:table-cell office:value-type="float" office:value="1066644" calcext:value-type="float">
            <text:p>106664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4" calcext:value-type="float">
            <text:p>54</text:p>
          </table:table-cell>
          <table:table-cell office:value-type="float" office:value="882593" calcext:value-type="float">
            <text:p>882593</text:p>
          </table:table-cell>
          <table:table-cell office:value-type="float" office:value="0.00000023740784260007" calcext:value-type="float">
            <text:p>2.3740784260007E-07</text:p>
          </table:table-cell>
          <table:table-cell office:value-type="float" office:value="54" calcext:value-type="float">
            <text:p>54</text:p>
          </table:table-cell>
          <table:table-cell office:value-type="float" office:value="597792" calcext:value-type="float">
            <text:p>59779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4" calcext:value-type="float">
            <text:p>54</text:p>
          </table:table-cell>
          <table:table-cell office:value-type="float" office:value="1106962" calcext:value-type="float">
            <text:p>1106962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office:value-type="float" office:value="1021427" calcext:value-type="float">
            <text:p>1021427</text:p>
          </table:table-cell>
          <table:table-cell office:value-type="float" office:value="0.00000009537533735729" calcext:value-type="float">
            <text:p>9.537533735729E-08</text:p>
          </table:table-cell>
          <table:table-cell office:value-type="float" office:value="55" calcext:value-type="float">
            <text:p>55</text:p>
          </table:table-cell>
          <table:table-cell office:value-type="float" office:value="1086388" calcext:value-type="float">
            <text:p>1086388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5" calcext:value-type="float">
            <text:p>55</text:p>
          </table:table-cell>
          <table:table-cell office:value-type="float" office:value="903087" calcext:value-type="float">
            <text:p>903087</text:p>
          </table:table-cell>
          <table:table-cell office:value-type="float" office:value="0.00000023243183400098" calcext:value-type="float">
            <text:p>2.3243183400098E-07</text:p>
          </table:table-cell>
          <table:table-cell office:value-type="float" office:value="55" calcext:value-type="float">
            <text:p>55</text:p>
          </table:table-cell>
          <table:table-cell office:value-type="float" office:value="609176" calcext:value-type="float">
            <text:p>609176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5" calcext:value-type="float">
            <text:p>55</text:p>
          </table:table-cell>
          <table:table-cell office:value-type="float" office:value="1126831" calcext:value-type="float">
            <text:p>112683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office:value-type="float" office:value="1041181" calcext:value-type="float">
            <text:p>1041181</text:p>
          </table:table-cell>
          <table:table-cell office:value-type="float" office:value="0.00000009418725887394" calcext:value-type="float">
            <text:p>9.418725887394E-08</text:p>
          </table:table-cell>
          <table:table-cell office:value-type="float" office:value="56" calcext:value-type="float">
            <text:p>56</text:p>
          </table:table-cell>
          <table:table-cell office:value-type="float" office:value="1106424" calcext:value-type="float">
            <text:p>110642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6" calcext:value-type="float">
            <text:p>56</text:p>
          </table:table-cell>
          <table:table-cell office:value-type="float" office:value="923487" calcext:value-type="float">
            <text:p>923487</text:p>
          </table:table-cell>
          <table:table-cell office:value-type="float" office:value="0.00000024176697359885" calcext:value-type="float">
            <text:p>2.4176697359885E-07</text:p>
          </table:table-cell>
          <table:table-cell office:value-type="float" office:value="56" calcext:value-type="float">
            <text:p>56</text:p>
          </table:table-cell>
          <table:table-cell office:value-type="float" office:value="620284" calcext:value-type="float">
            <text:p>620284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6" calcext:value-type="float">
            <text:p>56</text:p>
          </table:table-cell>
          <table:table-cell office:value-type="float" office:value="1147941" calcext:value-type="float">
            <text:p>114794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7" calcext:value-type="float">
            <text:p>57</text:p>
          </table:table-cell>
          <table:table-cell office:value-type="float" office:value="1060207" calcext:value-type="float">
            <text:p>1060207</text:p>
          </table:table-cell>
          <table:table-cell office:value-type="float" office:value="0.00000009306521294947" calcext:value-type="float">
            <text:p>9.306521294947E-08</text:p>
          </table:table-cell>
          <table:table-cell office:value-type="float" office:value="57" calcext:value-type="float">
            <text:p>57</text:p>
          </table:table-cell>
          <table:table-cell office:value-type="float" office:value="1126416" calcext:value-type="float">
            <text:p>112641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7" calcext:value-type="float">
            <text:p>57</text:p>
          </table:table-cell>
          <table:table-cell office:value-type="float" office:value="939918" calcext:value-type="float">
            <text:p>939918</text:p>
          </table:table-cell>
          <table:table-cell office:value-type="float" office:value="0.00000027474924586984" calcext:value-type="float">
            <text:p>2.7474924586984E-07</text:p>
          </table:table-cell>
          <table:table-cell office:value-type="float" office:value="57" calcext:value-type="float">
            <text:p>57</text:p>
          </table:table-cell>
          <table:table-cell office:value-type="float" office:value="631211" calcext:value-type="float">
            <text:p>631211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7" calcext:value-type="float">
            <text:p>57</text:p>
          </table:table-cell>
          <table:table-cell office:value-type="float" office:value="1168505" calcext:value-type="float">
            <text:p>116850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8" calcext:value-type="float">
            <text:p>58</text:p>
          </table:table-cell>
          <table:table-cell office:value-type="float" office:value="1079642" calcext:value-type="float">
            <text:p>1079642</text:p>
          </table:table-cell>
          <table:table-cell office:value-type="float" office:value="0.000000091941114898" calcext:value-type="float">
            <text:p>9.1941114898E-08</text:p>
          </table:table-cell>
          <table:table-cell office:value-type="float" office:value="58" calcext:value-type="float">
            <text:p>58</text:p>
          </table:table-cell>
          <table:table-cell office:value-type="float" office:value="1146044" calcext:value-type="float">
            <text:p>114604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8" calcext:value-type="float">
            <text:p>58</text:p>
          </table:table-cell>
          <table:table-cell office:value-type="float" office:value="956171" calcext:value-type="float">
            <text:p>956171</text:p>
          </table:table-cell>
          <table:table-cell office:value-type="float" office:value="0.00000024439116418416" calcext:value-type="float">
            <text:p>2.4439116418416E-07</text:p>
          </table:table-cell>
          <table:table-cell office:value-type="float" office:value="58" calcext:value-type="float">
            <text:p>58</text:p>
          </table:table-cell>
          <table:table-cell office:value-type="float" office:value="642342" calcext:value-type="float">
            <text:p>64234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8" calcext:value-type="float">
            <text:p>58</text:p>
          </table:table-cell>
          <table:table-cell office:value-type="float" office:value="1189354" calcext:value-type="float">
            <text:p>118935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59" calcext:value-type="float">
            <text:p>59</text:p>
          </table:table-cell>
          <table:table-cell office:value-type="float" office:value="1099057" calcext:value-type="float">
            <text:p>1099057</text:p>
          </table:table-cell>
          <table:table-cell office:value-type="float" office:value="0.0000000908399877113" calcext:value-type="float">
            <text:p>9.08399877113E-08</text:p>
          </table:table-cell>
          <table:table-cell office:value-type="float" office:value="59" calcext:value-type="float">
            <text:p>59</text:p>
          </table:table-cell>
          <table:table-cell office:value-type="float" office:value="1165515" calcext:value-type="float">
            <text:p>116551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59" calcext:value-type="float">
            <text:p>59</text:p>
          </table:table-cell>
          <table:table-cell office:value-type="float" office:value="976528" calcext:value-type="float">
            <text:p>976528</text:p>
          </table:table-cell>
          <table:table-cell office:value-type="float" office:value="0.00000023559624872897" calcext:value-type="float">
            <text:p>2.3559624872897E-07</text:p>
          </table:table-cell>
          <table:table-cell office:value-type="float" office:value="59" calcext:value-type="float">
            <text:p>59</text:p>
          </table:table-cell>
          <table:table-cell office:value-type="float" office:value="653310" calcext:value-type="float">
            <text:p>653310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9" calcext:value-type="float">
            <text:p>59</text:p>
          </table:table-cell>
          <table:table-cell office:value-type="float" office:value="1210193" calcext:value-type="float">
            <text:p>1210193</text:p>
          </table:table-cell>
          <table:table-cell office:value-type="float" office:value="0.861438991674703" calcext:value-type="float">
            <text:p>0.861438991674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4:50:37.732028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10-13T14:25:17.560888050</meta:creation-date>
    <dc:date>2021-10-13T15:21:53.956464596</dc:date>
    <dc:creator>Todor Balabanov</dc:creator>
    <meta:editing-duration>PT35M14S</meta:editing-duration>
    <meta:editing-cycles>15</meta:editing-cycles>
    <meta:generator>LibreOffice/7.1.6.2$MacOSX_X86_64 LibreOffice_project/0e133318fcee89abacd6a7d077e292f1145735c3</meta:generator>
    <meta:document-statistic meta:table-count="2" meta:cell-count="94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9.024cm" svg:y="0.456cm" chart:style-name="ch2">
          <text:p>Backpropagation Training Error</text:p>
        </chart:title>
        <chart:legend chart:legend-position="bottom" svg:x="10.304cm" svg:y="15.41cm" style:legend-expansion="wide" chart:style-name="ch3"/>
        <chart:plot-area chart:style-name="ch4" table:cell-range-address="Sheet1.L2:Sheet1.L60 Sheet1.N1:Sheet1.N60" chart:data-source-has-labels="both" svg:x="1.484cm" svg:y="1.581cm" svg:width="22.557cm" svg:height="12.361cm">
          <chart:coordinate-region svg:x="2.723cm" svg:y="1.776cm" svg:width="20.864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L2:Sheet1.L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N2:Sheet1.N60" chart:label-cell-address="Sheet1.N1:Sheet1.N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propagation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L2:Sheet1.L60</svg:desc>
                </draw:g>
              </table:table-cell>
              <table:table-cell office:value-type="float" office:value="0.00000173677558341894">
                <text:p>0.00000173677558341894</text:p>
                <draw:g>
                  <svg:desc>Sheet1.N2:Sheet1.N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04478843207601">
                <text:p>0.00000044788432076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29418887889823">
                <text:p>0.000000294188878898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24549557085794">
                <text:p>0.000000245495570857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022649417094244">
                <text:p>0.000000226494170942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21590958573287">
                <text:p>0.000000215909585732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20791573274474">
                <text:p>0.000000207915732744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20122551314982">
                <text:p>0.000000201225513149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19596804138658">
                <text:p>0.000000195968041386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19051600399958">
                <text:p>0.000000190516003999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018550447323199">
                <text:p>0.000000185504473231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018100235941659">
                <text:p>0.000000181002359416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17683052216509">
                <text:p>0.000000176830522165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017319861866935">
                <text:p>0.000000173198618669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016957876989303">
                <text:p>0.000000169578769893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016608038130508">
                <text:p>0.000000166080381305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016279939837371">
                <text:p>0.000000162799398373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015963955657574">
                <text:p>0.0000001596395565757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015665620010353">
                <text:p>0.000000156656200103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15381547687707">
                <text:p>0.0000001538154768770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015106931970846">
                <text:p>0.0000001510693197084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014845465988058">
                <text:p>0.0000001484546598805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014596879506569">
                <text:p>0.000000145968795065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14357753230357">
                <text:p>0.000000143577532303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14124010619182">
                <text:p>0.0000001412401061918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13900333616006">
                <text:p>0.0000001390033361600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1367615035737">
                <text:p>0.00000013676150357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13461033880099">
                <text:p>0.000000134610338800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13258800369469">
                <text:p>0.000000132588003694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13056047684446">
                <text:p>0.000000130560476844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12864725720635">
                <text:p>0.000000128647257206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01267071782557">
                <text:p>0.000000126707178255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12485806192476">
                <text:p>0.000000124858061924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12315841425159">
                <text:p>0.0000001231584142515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12148195047725">
                <text:p>0.0000001214819504772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12016965858142">
                <text:p>0.0000001201696585814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11869820975956">
                <text:p>0.0000001186982097595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11702696672639">
                <text:p>0.0000001170269667263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11539511738852">
                <text:p>0.000000115395117388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11411338512861">
                <text:p>0.0000001141133851286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011266592025255">
                <text:p>0.0000001126659202525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11141529415291">
                <text:p>0.0000001114152941529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010998627831668">
                <text:p>0.0000001099862783166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010874215890118">
                <text:p>0.0000001087421589011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010771318145885">
                <text:p>0.0000001077131814588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010647983985009">
                <text:p>0.0000001064798398500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010548516779708">
                <text:p>0.0000001054851677970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010425480852578">
                <text:p>0.0000001042548085257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10295728520083">
                <text:p>0.000000102957285200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010160501256524">
                <text:p>0.0000001016050125652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010029108921829">
                <text:p>0.0000001002910892182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009906291534824">
                <text:p>0.0000000990629153482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009780951640455">
                <text:p>0.0000000978095164045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009657073226302">
                <text:p>0.0000000965707322630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009537533735729">
                <text:p>0.0000000953753373572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09418725887394">
                <text:p>0.0000000941872588739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009306521294947">
                <text:p>0.0000000930652129494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0091941114898">
                <text:p>0.00000009194111489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000908399877113">
                <text:p>0.0000000908399877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10.947cm" svg:y="0.456cm" chart:style-name="ch2">
          <text:p>Time Series</text:p>
        </chart:title>
        <chart:legend chart:legend-position="bottom" svg:x="11.781cm" svg:y="15.41cm" style:legend-expansion="wide" chart:style-name="ch3"/>
        <chart:plot-area chart:style-name="ch4" table:cell-range-address="Sheet2.P1:Sheet2.P41" chart:data-source-has-labels="row" svg:x="1.484cm" svg:y="1.581cm" svg:width="22.557cm" svg:height="12.361cm">
          <chart:coordinate-region svg:x="2.264cm" svg:y="1.776cm" svg:width="21.564cm" svg:height="11.971cm"/>
          <chart:axis chart:dimension="x" chart:name="primary-x" chart:style-name="ch5">
            <chart:title svg:x="12.37cm" svg:y="14.263cm" chart:style-name="ch6">
              <text:p>Time</text:p>
            </chart:title>
          </chart:axis>
          <chart:axis chart:dimension="y" chart:name="primary-y" chart:style-name="ch5">
            <chart:title svg:x="0.451cm" svg:y="8.982cm" chart:style-name="ch7">
              <text:p>Measured Value</text:p>
            </chart:title>
            <chart:grid chart:style-name="ch8" chart:class="major"/>
          </chart:axis>
          <chart:series chart:style-name="ch9" chart:values-cell-range-address="Sheet2.P2:Sheet2.P41" chart:label-cell-address="Sheet2.P1:Sheet2.P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t)</text:p>
                <draw:g>
                  <svg:desc>Sheet2.P1:Sheet2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334166468282">
                <text:p>0.998334166468282</text:p>
                <draw:g>
                  <svg:desc>Sheet2.P2:Sheet2.P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669330795061">
                <text:p>1.98669330795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552020666134">
                <text:p>2.9552020666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9418342308651">
                <text:p>3.89418342308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9425538604203">
                <text:p>4.79425538604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4642473395035">
                <text:p>5.64642473395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44217687237691">
                <text:p>6.44217687237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7356090899523">
                <text:p>7.17356090899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3326909627483">
                <text:p>7.83326909627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1470984807897">
                <text:p>8.41470984807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91207360061435">
                <text:p>8.91207360061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32039085967226">
                <text:p>9.32039085967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3558185417193">
                <text:p>9.63558185417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8544972998846">
                <text:p>9.8544972998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97494986604055">
                <text:p>9.97494986604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99573603041505">
                <text:p>9.99573603041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91664810452469">
                <text:p>9.916648104524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73847630878195">
                <text:p>9.73847630878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46300087687414">
                <text:p>9.46300087687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9297426825682">
                <text:p>9.09297426825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63209366648874">
                <text:p>8.632093666488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0849640381959">
                <text:p>8.08496403819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4570521217672">
                <text:p>7.4570521217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5463180551151">
                <text:p>6.75463180551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98472144103956">
                <text:p>5.984721441039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15501371821464">
                <text:p>5.15501371821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2737988023383">
                <text:p>4.2737988023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4988150155905">
                <text:p>3.34988150155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9249329213982">
                <text:p>2.39249329213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120008059867">
                <text:p>1.411200080598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5806624332905">
                <text:p>0.415806624332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83741434275801">
                <text:p>-0.583741434275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57745694143248">
                <text:p>-1.577456941432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55541102026831">
                <text:p>-2.555411020268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5078322768962">
                <text:p>-3.5078322768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42520443294853">
                <text:p>-4.42520443294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.29836140908493">
                <text:p>-5.298361409084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11857890942719">
                <text:p>-6.118578909427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87766159183974">
                <text:p>-6.877661591839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.56802495307928">
                <text:p>-7.568024953079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